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7.858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line-through-mode="continuous" style:font-name-asian="Courier New" style:font-size-asian="10pt" style:language-asian="en" style:country-asian="US" style:font-style-asian="normal" style:font-name-complex="Courier New" style:font-size-complex="5.65000009536743pt" style:language-complex="en" style:country-complex="US" style:font-style-complex="normal" style:text-emphasize="none" style:font-relief="none"/>
    </style:style>
    <style:style style:name="ce2" style:family="table-cell" style:parent-style-name="Default">
      <style:text-properties fo:color="#000000" style:font-name="Tahoma" fo:font-size="4.69999980926514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T1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float" office:value="1">
            <text:p>1</text:p>
          </table:table-cell>
          <table:table-cell table:formula="oooc:=CHAR([.A1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ooc:=CHAR([.A2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ooc:=CHAR([.A3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ooc:=CHAR([.A4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ooc:=CHAR([.A5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ooc:=CHAR([.A6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ooc:=CHAR([.A7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ooc:=CHAR([.A8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ooc:=CHAR([.A9])" office:value-type="string" office:string-value="&#9;">
            <text:p><text:tab/>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ooc:=CHAR([.A10])" office:value-type="string" office:string-value="&#10;">
            <text:p><text:line-break/>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ooc:=CHAR([.A11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ooc:=CHAR([.A12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ooc:=CHAR([.A13])" office:value-type="string" office:string-value="&#13;">
            <text:p>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ooc:=CHAR([.A14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ooc:=CHAR([.A15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ooc:=CHAR([.A16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ooc:=CHAR([.A17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ooc:=CHAR([.A18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ooc:=CHAR([.A19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ooc:=CHAR([.A20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ooc:=CHAR([.A21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ooc:=CHAR([.A22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ooc:=CHAR([.A23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ooc:=CHAR([.A24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ooc:=CHAR([.A25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ooc:=CHAR([.A26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ooc:=CHAR([.A27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ooc:=CHAR([.A28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ooc:=CHAR([.A29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ooc:=CHAR([.A30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ooc:=CHAR([.A31])" office:value-type="string" office:string-value="">
            <text:p/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ooc:=CHAR([.A32])" office:value-type="string" office:string-value=" ">
            <text:p><text:s/>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2];[.B32];[.D32];[.A32])" office:value-type="string" office:string-value="create.bat   ch32">
            <text:p>create.bat <text:s text:c="2"/>ch3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2];[.A32];[.I32])" office:value-type="string" office:string-value="public AbstractImagePrototype ch32();">
            <text:p>public AbstractImagePrototype ch3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2];[.A32];[.L32];[.B32];[.M32];[.A32];[.I32])" office:value-type="string" office:string-value="case 32: /*   */ return p_font.ch32();">
            <text:p>case 32: /* <text:s text:c="2"/>*/ return p_font.ch32();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ooc:=CHAR([.A33])" office:value-type="string" office:string-value="!">
            <text:p>!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3];[.B33];[.D33];[.A33])" office:value-type="string" office:string-value="create.bat ! ch33">
            <text:p>create.bat ! ch3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3];[.A33];[.I33])" office:value-type="string" office:string-value="public AbstractImagePrototype ch33();">
            <text:p>public AbstractImagePrototype ch3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3];[.A33];[.L33];[.B33];[.M33];[.A33];[.I33])" office:value-type="string" office:string-value="case 33: /* ! */ return p_font.ch33();">
            <text:p>case 33: /* ! */ return p_font.ch33();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ooc:=CHAR([.A34])" office:value-type="string" office:string-value="&quot;">
            <text:p>"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4];[.B34];[.D34];[.A34])" office:value-type="string" office:string-value="create.bat &quot; ch34">
            <text:p>create.bat " ch3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4];[.A34];[.I34])" office:value-type="string" office:string-value="public AbstractImagePrototype ch34();">
            <text:p>public AbstractImagePrototype ch3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4];[.A34];[.L34];[.B34];[.M34];[.A34];[.I34])" office:value-type="string" office:string-value="case 34: /* &quot; */ return p_font.ch34();">
            <text:p>case 34: /* " */ return p_font.ch34();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ooc:=CHAR([.A35])" office:value-type="string" office:string-value="#">
            <text:p>#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5];[.B35];[.D35];[.A35])" office:value-type="string" office:string-value="create.bat # ch35">
            <text:p>create.bat # ch3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5];[.A35];[.I35])" office:value-type="string" office:string-value="public AbstractImagePrototype ch35();">
            <text:p>public AbstractImagePrototype ch3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5];[.A35];[.L35];[.B35];[.M35];[.A35];[.I35])" office:value-type="string" office:string-value="case 35: /* # */ return p_font.ch35();">
            <text:p>case 35: /* # */ return p_font.ch35();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ooc:=CHAR([.A36])" office:value-type="string" office:string-value="$">
            <text:p>$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6];[.B36];[.D36];[.A36])" office:value-type="string" office:string-value="create.bat $ ch36">
            <text:p>create.bat $ ch3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6];[.A36];[.I36])" office:value-type="string" office:string-value="public AbstractImagePrototype ch36();">
            <text:p>public AbstractImagePrototype ch3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6];[.A36];[.L36];[.B36];[.M36];[.A36];[.I36])" office:value-type="string" office:string-value="case 36: /* $ */ return p_font.ch36();">
            <text:p>case 36: /* $ */ return p_font.ch36();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ooc:=CHAR([.A37])" office:value-type="string" office:string-value="%">
            <text:p>%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7];[.B37];[.D37];[.A37])" office:value-type="string" office:string-value="create.bat % ch37">
            <text:p>create.bat % ch3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7];[.A37];[.I37])" office:value-type="string" office:string-value="public AbstractImagePrototype ch37();">
            <text:p>public AbstractImagePrototype ch3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7];[.A37];[.L37];[.B37];[.M37];[.A37];[.I37])" office:value-type="string" office:string-value="case 37: /* % */ return p_font.ch37();">
            <text:p>case 37: /* % */ return p_font.ch37();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ooc:=CHAR([.A38])" office:value-type="string" office:string-value="&amp;">
            <text:p>&amp;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8];[.B38];[.D38];[.A38])" office:value-type="string" office:string-value="create.bat &amp; ch38">
            <text:p>create.bat &amp; ch3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8];[.A38];[.I38])" office:value-type="string" office:string-value="public AbstractImagePrototype ch38();">
            <text:p>public AbstractImagePrototype ch3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8];[.A38];[.L38];[.B38];[.M38];[.A38];[.I38])" office:value-type="string" office:string-value="case 38: /* &amp; */ return p_font.ch38();">
            <text:p>case 38: /* &amp; */ return p_font.ch38();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ooc:=CHAR([.A39])" office:value-type="string" office:string-value="'">
            <text:p>'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39];[.B39];[.D39];[.A39])" office:value-type="string" office:string-value="create.bat ' ch39">
            <text:p>create.bat ' ch3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39];[.A39];[.I39])" office:value-type="string" office:string-value="public AbstractImagePrototype ch39();">
            <text:p>public AbstractImagePrototype ch3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39];[.A39];[.L39];[.B39];[.M39];[.A39];[.I39])" office:value-type="string" office:string-value="case 39: /* ' */ return p_font.ch39();">
            <text:p>case 39: /* ' */ return p_font.ch39();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ooc:=CHAR([.A40])" office:value-type="string" office:string-value="(">
            <text:p>(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0];[.B40];[.D40];[.A40])" office:value-type="string" office:string-value="create.bat ( ch40">
            <text:p>create.bat ( ch4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0];[.A40];[.I40])" office:value-type="string" office:string-value="public AbstractImagePrototype ch40();">
            <text:p>public AbstractImagePrototype ch4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0];[.A40];[.L40];[.B40];[.M40];[.A40];[.I40])" office:value-type="string" office:string-value="case 40: /* ( */ return p_font.ch40();">
            <text:p>case 40: /* ( */ return p_font.ch40();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ooc:=CHAR([.A41])" office:value-type="string" office:string-value=")">
            <text:p>)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1];[.B41];[.D41];[.A41])" office:value-type="string" office:string-value="create.bat ) ch41">
            <text:p>create.bat ) ch4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1];[.A41];[.I41])" office:value-type="string" office:string-value="public AbstractImagePrototype ch41();">
            <text:p>public AbstractImagePrototype ch4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1];[.A41];[.L41];[.B41];[.M41];[.A41];[.I41])" office:value-type="string" office:string-value="case 41: /* ) */ return p_font.ch41();">
            <text:p>case 41: /* ) */ return p_font.ch41();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ooc:=CHAR([.A42])" office:value-type="string" office:string-value="*">
            <text:p>*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2];[.B42];[.D42];[.A42])" office:value-type="string" office:string-value="create.bat * ch42">
            <text:p>create.bat * ch4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2];[.A42];[.I42])" office:value-type="string" office:string-value="public AbstractImagePrototype ch42();">
            <text:p>public AbstractImagePrototype ch4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2];[.A42];[.L42];[.B42];[.M42];[.A42];[.I42])" office:value-type="string" office:string-value="case 42: /* * */ return p_font.ch42();">
            <text:p>case 42: /* * */ return p_font.ch42();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ooc:=CHAR([.A43])" office:value-type="string" office:string-value="+">
            <text:p>+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3];[.B43];[.D43];[.A43])" office:value-type="string" office:string-value="create.bat + ch43">
            <text:p>create.bat + ch4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3];[.A43];[.I43])" office:value-type="string" office:string-value="public AbstractImagePrototype ch43();">
            <text:p>public AbstractImagePrototype ch4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3];[.A43];[.L43];[.B43];[.M43];[.A43];[.I43])" office:value-type="string" office:string-value="case 43: /* + */ return p_font.ch43();">
            <text:p>case 43: /* + */ return p_font.ch43();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ooc:=CHAR([.A44])" office:value-type="string" office:string-value=",">
            <text:p>,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4];[.B44];[.D44];[.A44])" office:value-type="string" office:string-value="create.bat , ch44">
            <text:p>create.bat , ch4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4];[.A44];[.I44])" office:value-type="string" office:string-value="public AbstractImagePrototype ch44();">
            <text:p>public AbstractImagePrototype ch4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4];[.A44];[.L44];[.B44];[.M44];[.A44];[.I44])" office:value-type="string" office:string-value="case 44: /* , */ return p_font.ch44();">
            <text:p>case 44: /* , */ return p_font.ch44();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ooc:=CHAR([.A45])" office:value-type="string" office:string-value="-">
            <text:p>-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5];[.B45];[.D45];[.A45])" office:value-type="string" office:string-value="create.bat - ch45">
            <text:p>create.bat - ch4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5];[.A45];[.I45])" office:value-type="string" office:string-value="public AbstractImagePrototype ch45();">
            <text:p>public AbstractImagePrototype ch4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5];[.A45];[.L45];[.B45];[.M45];[.A45];[.I45])" office:value-type="string" office:string-value="case 45: /* - */ return p_font.ch45();">
            <text:p>case 45: /* - */ return p_font.ch45();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ooc:=CHAR([.A46])" office:value-type="string" office:string-value=".">
            <text:p>.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6];[.B46];[.D46];[.A46])" office:value-type="string" office:string-value="create.bat . ch46">
            <text:p>create.bat . ch4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6];[.A46];[.I46])" office:value-type="string" office:string-value="public AbstractImagePrototype ch46();">
            <text:p>public AbstractImagePrototype ch4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6];[.A46];[.L46];[.B46];[.M46];[.A46];[.I46])" office:value-type="string" office:string-value="case 46: /* . */ return p_font.ch46();">
            <text:p>case 46: /* . */ return p_font.ch46();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ooc:=CHAR([.A47])" office:value-type="string" office:string-value="/">
            <text:p>/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7];[.B47];[.D47];[.A47])" office:value-type="string" office:string-value="create.bat / ch47">
            <text:p>create.bat / ch4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7];[.A47];[.I47])" office:value-type="string" office:string-value="public AbstractImagePrototype ch47();">
            <text:p>public AbstractImagePrototype ch4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7];[.A47];[.L47];[.B47];[.M47];[.A47];[.I47])" office:value-type="string" office:string-value="case 47: /* / */ return p_font.ch47();">
            <text:p>case 47: /* / */ return p_font.ch47();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ooc:=CHAR([.A48])" office:value-type="string" office:string-value="0">
            <text:p>0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8];[.B48];[.D48];[.A48])" office:value-type="string" office:string-value="create.bat 0 ch48">
            <text:p>create.bat 0 ch4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8];[.A48];[.I48])" office:value-type="string" office:string-value="public AbstractImagePrototype ch48();">
            <text:p>public AbstractImagePrototype ch4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8];[.A48];[.L48];[.B48];[.M48];[.A48];[.I48])" office:value-type="string" office:string-value="case 48: /* 0 */ return p_font.ch48();">
            <text:p>case 48: /* 0 */ return p_font.ch48();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ooc:=CHAR([.A49])" office:value-type="string" office:string-value="1">
            <text:p>1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49];[.B49];[.D49];[.A49])" office:value-type="string" office:string-value="create.bat 1 ch49">
            <text:p>create.bat 1 ch4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49];[.A49];[.I49])" office:value-type="string" office:string-value="public AbstractImagePrototype ch49();">
            <text:p>public AbstractImagePrototype ch4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49];[.A49];[.L49];[.B49];[.M49];[.A49];[.I49])" office:value-type="string" office:string-value="case 49: /* 1 */ return p_font.ch49();">
            <text:p>case 49: /* 1 */ return p_font.ch49();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ooc:=CHAR([.A50])" office:value-type="string" office:string-value="2">
            <text:p>2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0];[.B50];[.D50];[.A50])" office:value-type="string" office:string-value="create.bat 2 ch50">
            <text:p>create.bat 2 ch5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0];[.A50];[.I50])" office:value-type="string" office:string-value="public AbstractImagePrototype ch50();">
            <text:p>public AbstractImagePrototype ch5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0];[.A50];[.L50];[.B50];[.M50];[.A50];[.I50])" office:value-type="string" office:string-value="case 50: /* 2 */ return p_font.ch50();">
            <text:p>case 50: /* 2 */ return p_font.ch50();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ooc:=CHAR([.A51])" office:value-type="string" office:string-value="3">
            <text:p>3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1];[.B51];[.D51];[.A51])" office:value-type="string" office:string-value="create.bat 3 ch51">
            <text:p>create.bat 3 ch5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1];[.A51];[.I51])" office:value-type="string" office:string-value="public AbstractImagePrototype ch51();">
            <text:p>public AbstractImagePrototype ch5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1];[.A51];[.L51];[.B51];[.M51];[.A51];[.I51])" office:value-type="string" office:string-value="case 51: /* 3 */ return p_font.ch51();">
            <text:p>case 51: /* 3 */ return p_font.ch51();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ooc:=CHAR([.A52])" office:value-type="string" office:string-value="4">
            <text:p>4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2];[.B52];[.D52];[.A52])" office:value-type="string" office:string-value="create.bat 4 ch52">
            <text:p>create.bat 4 ch5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2];[.A52];[.I52])" office:value-type="string" office:string-value="public AbstractImagePrototype ch52();">
            <text:p>public AbstractImagePrototype ch5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2];[.A52];[.L52];[.B52];[.M52];[.A52];[.I52])" office:value-type="string" office:string-value="case 52: /* 4 */ return p_font.ch52();">
            <text:p>case 52: /* 4 */ return p_font.ch52();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ooc:=CHAR([.A53])" office:value-type="string" office:string-value="5">
            <text:p>5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3];[.B53];[.D53];[.A53])" office:value-type="string" office:string-value="create.bat 5 ch53">
            <text:p>create.bat 5 ch5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3];[.A53];[.I53])" office:value-type="string" office:string-value="public AbstractImagePrototype ch53();">
            <text:p>public AbstractImagePrototype ch5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3];[.A53];[.L53];[.B53];[.M53];[.A53];[.I53])" office:value-type="string" office:string-value="case 53: /* 5 */ return p_font.ch53();">
            <text:p>case 53: /* 5 */ return p_font.ch53();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ooc:=CHAR([.A54])" office:value-type="string" office:string-value="6">
            <text:p>6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4];[.B54];[.D54];[.A54])" office:value-type="string" office:string-value="create.bat 6 ch54">
            <text:p>create.bat 6 ch5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4];[.A54];[.I54])" office:value-type="string" office:string-value="public AbstractImagePrototype ch54();">
            <text:p>public AbstractImagePrototype ch5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4];[.A54];[.L54];[.B54];[.M54];[.A54];[.I54])" office:value-type="string" office:string-value="case 54: /* 6 */ return p_font.ch54();">
            <text:p>case 54: /* 6 */ return p_font.ch54();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ooc:=CHAR([.A55])" office:value-type="string" office:string-value="7">
            <text:p>7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5];[.B55];[.D55];[.A55])" office:value-type="string" office:string-value="create.bat 7 ch55">
            <text:p>create.bat 7 ch5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5];[.A55];[.I55])" office:value-type="string" office:string-value="public AbstractImagePrototype ch55();">
            <text:p>public AbstractImagePrototype ch5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5];[.A55];[.L55];[.B55];[.M55];[.A55];[.I55])" office:value-type="string" office:string-value="case 55: /* 7 */ return p_font.ch55();">
            <text:p>case 55: /* 7 */ return p_font.ch55();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ooc:=CHAR([.A56])" office:value-type="string" office:string-value="8">
            <text:p>8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6];[.B56];[.D56];[.A56])" office:value-type="string" office:string-value="create.bat 8 ch56">
            <text:p>create.bat 8 ch5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6];[.A56];[.I56])" office:value-type="string" office:string-value="public AbstractImagePrototype ch56();">
            <text:p>public AbstractImagePrototype ch5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6];[.A56];[.L56];[.B56];[.M56];[.A56];[.I56])" office:value-type="string" office:string-value="case 56: /* 8 */ return p_font.ch56();">
            <text:p>case 56: /* 8 */ return p_font.ch56();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ooc:=CHAR([.A57])" office:value-type="string" office:string-value="9">
            <text:p>9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7];[.B57];[.D57];[.A57])" office:value-type="string" office:string-value="create.bat 9 ch57">
            <text:p>create.bat 9 ch5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7];[.A57];[.I57])" office:value-type="string" office:string-value="public AbstractImagePrototype ch57();">
            <text:p>public AbstractImagePrototype ch5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7];[.A57];[.L57];[.B57];[.M57];[.A57];[.I57])" office:value-type="string" office:string-value="case 57: /* 9 */ return p_font.ch57();">
            <text:p>case 57: /* 9 */ return p_font.ch57();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ooc:=CHAR([.A58])" office:value-type="string" office:string-value=":">
            <text:p>: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8];[.B58];[.D58];[.A58])" office:value-type="string" office:string-value="create.bat : ch58">
            <text:p>create.bat : ch5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8];[.A58];[.I58])" office:value-type="string" office:string-value="public AbstractImagePrototype ch58();">
            <text:p>public AbstractImagePrototype ch5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8];[.A58];[.L58];[.B58];[.M58];[.A58];[.I58])" office:value-type="string" office:string-value="case 58: /* : */ return p_font.ch58();">
            <text:p>case 58: /* : */ return p_font.ch58();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ooc:=CHAR([.A59])" office:value-type="string" office:string-value=";">
            <text:p>;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59];[.B59];[.D59];[.A59])" office:value-type="string" office:string-value="create.bat ; ch59">
            <text:p>create.bat ; ch5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59];[.A59];[.I59])" office:value-type="string" office:string-value="public AbstractImagePrototype ch59();">
            <text:p>public AbstractImagePrototype ch5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59];[.A59];[.L59];[.B59];[.M59];[.A59];[.I59])" office:value-type="string" office:string-value="case 59: /* ; */ return p_font.ch59();">
            <text:p>case 59: /* ; */ return p_font.ch59();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ooc:=CHAR([.A60])" office:value-type="string" office:string-value="&lt;">
            <text:p>&lt;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0];[.B60];[.D60];[.A60])" office:value-type="string" office:string-value="create.bat &lt; ch60">
            <text:p>create.bat &lt; ch6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0];[.A60];[.I60])" office:value-type="string" office:string-value="public AbstractImagePrototype ch60();">
            <text:p>public AbstractImagePrototype ch6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0];[.A60];[.L60];[.B60];[.M60];[.A60];[.I60])" office:value-type="string" office:string-value="case 60: /* &lt; */ return p_font.ch60();">
            <text:p>case 60: /* &lt; */ return p_font.ch60();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ooc:=CHAR([.A61])" office:value-type="string" office:string-value="=">
            <text:p>=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1];[.B61];[.D61];[.A61])" office:value-type="string" office:string-value="create.bat = ch61">
            <text:p>create.bat = ch6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1];[.A61];[.I61])" office:value-type="string" office:string-value="public AbstractImagePrototype ch61();">
            <text:p>public AbstractImagePrototype ch6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1];[.A61];[.L61];[.B61];[.M61];[.A61];[.I61])" office:value-type="string" office:string-value="case 61: /* = */ return p_font.ch61();">
            <text:p>case 61: /* = */ return p_font.ch61();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ooc:=CHAR([.A62])" office:value-type="string" office:string-value="&gt;">
            <text:p>&gt;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2];[.B62];[.D62];[.A62])" office:value-type="string" office:string-value="create.bat &gt; ch62">
            <text:p>create.bat &gt; ch6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2];[.A62];[.I62])" office:value-type="string" office:string-value="public AbstractImagePrototype ch62();">
            <text:p>public AbstractImagePrototype ch6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2];[.A62];[.L62];[.B62];[.M62];[.A62];[.I62])" office:value-type="string" office:string-value="case 62: /* &gt; */ return p_font.ch62();">
            <text:p>case 62: /* &gt; */ return p_font.ch62();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ooc:=CHAR([.A63])" office:value-type="string" office:string-value="?">
            <text:p>?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3];[.B63];[.D63];[.A63])" office:value-type="string" office:string-value="create.bat ? ch63">
            <text:p>create.bat ? ch6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3];[.A63];[.I63])" office:value-type="string" office:string-value="public AbstractImagePrototype ch63();">
            <text:p>public AbstractImagePrototype ch6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3];[.A63];[.L63];[.B63];[.M63];[.A63];[.I63])" office:value-type="string" office:string-value="case 63: /* ? */ return p_font.ch63();">
            <text:p>case 63: /* ? */ return p_font.ch63();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ooc:=CHAR([.A64])" office:value-type="string" office:string-value="@">
            <text:p>@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4];[.B64];[.D64];[.A64])" office:value-type="string" office:string-value="create.bat @ ch64">
            <text:p>create.bat @ ch6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4];[.A64];[.I64])" office:value-type="string" office:string-value="public AbstractImagePrototype ch64();">
            <text:p>public AbstractImagePrototype ch6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4];[.A64];[.L64];[.B64];[.M64];[.A64];[.I64])" office:value-type="string" office:string-value="case 64: /* @ */ return p_font.ch64();">
            <text:p>case 64: /* @ */ return p_font.ch64();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ooc:=CHAR([.A65])" office:value-type="string" office:string-value="A">
            <text:p>A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5];[.B65];[.D65];[.A65])" office:value-type="string" office:string-value="create.bat A ch65">
            <text:p>create.bat A ch6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5];[.A65];[.I65])" office:value-type="string" office:string-value="public AbstractImagePrototype ch65();">
            <text:p>public AbstractImagePrototype ch6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5];[.A65];[.L65];[.B65];[.M65];[.A65];[.I65])" office:value-type="string" office:string-value="case 65: /* A */ return p_font.ch65();">
            <text:p>case 65: /* A */ return p_font.ch65();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ooc:=CHAR([.A66])" office:value-type="string" office:string-value="B">
            <text:p>B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6];[.B66];[.D66];[.A66])" office:value-type="string" office:string-value="create.bat B ch66">
            <text:p>create.bat B ch6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6];[.A66];[.I66])" office:value-type="string" office:string-value="public AbstractImagePrototype ch66();">
            <text:p>public AbstractImagePrototype ch6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6];[.A66];[.L66];[.B66];[.M66];[.A66];[.I66])" office:value-type="string" office:string-value="case 66: /* B */ return p_font.ch66();">
            <text:p>case 66: /* B */ return p_font.ch66();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ooc:=CHAR([.A67])" office:value-type="string" office:string-value="C">
            <text:p>C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7];[.B67];[.D67];[.A67])" office:value-type="string" office:string-value="create.bat C ch67">
            <text:p>create.bat C ch6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7];[.A67];[.I67])" office:value-type="string" office:string-value="public AbstractImagePrototype ch67();">
            <text:p>public AbstractImagePrototype ch6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7];[.A67];[.L67];[.B67];[.M67];[.A67];[.I67])" office:value-type="string" office:string-value="case 67: /* C */ return p_font.ch67();">
            <text:p>case 67: /* C */ return p_font.ch67();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ooc:=CHAR([.A68])" office:value-type="string" office:string-value="D">
            <text:p>D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8];[.B68];[.D68];[.A68])" office:value-type="string" office:string-value="create.bat D ch68">
            <text:p>create.bat D ch6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8];[.A68];[.I68])" office:value-type="string" office:string-value="public AbstractImagePrototype ch68();">
            <text:p>public AbstractImagePrototype ch6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8];[.A68];[.L68];[.B68];[.M68];[.A68];[.I68])" office:value-type="string" office:string-value="case 68: /* D */ return p_font.ch68();">
            <text:p>case 68: /* D */ return p_font.ch68();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ooc:=CHAR([.A69])" office:value-type="string" office:string-value="E">
            <text:p>E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69];[.B69];[.D69];[.A69])" office:value-type="string" office:string-value="create.bat E ch69">
            <text:p>create.bat E ch6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69];[.A69];[.I69])" office:value-type="string" office:string-value="public AbstractImagePrototype ch69();">
            <text:p>public AbstractImagePrototype ch6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69];[.A69];[.L69];[.B69];[.M69];[.A69];[.I69])" office:value-type="string" office:string-value="case 69: /* E */ return p_font.ch69();">
            <text:p>case 69: /* E */ return p_font.ch69();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ooc:=CHAR([.A70])" office:value-type="string" office:string-value="F">
            <text:p>F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0];[.B70];[.D70];[.A70])" office:value-type="string" office:string-value="create.bat F ch70">
            <text:p>create.bat F ch7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0];[.A70];[.I70])" office:value-type="string" office:string-value="public AbstractImagePrototype ch70();">
            <text:p>public AbstractImagePrototype ch7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0];[.A70];[.L70];[.B70];[.M70];[.A70];[.I70])" office:value-type="string" office:string-value="case 70: /* F */ return p_font.ch70();">
            <text:p>case 70: /* F */ return p_font.ch70();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ooc:=CHAR([.A71])" office:value-type="string" office:string-value="G">
            <text:p>G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1];[.B71];[.D71];[.A71])" office:value-type="string" office:string-value="create.bat G ch71">
            <text:p>create.bat G ch7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1];[.A71];[.I71])" office:value-type="string" office:string-value="public AbstractImagePrototype ch71();">
            <text:p>public AbstractImagePrototype ch7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1];[.A71];[.L71];[.B71];[.M71];[.A71];[.I71])" office:value-type="string" office:string-value="case 71: /* G */ return p_font.ch71();">
            <text:p>case 71: /* G */ return p_font.ch71();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ooc:=CHAR([.A72])" office:value-type="string" office:string-value="H">
            <text:p>H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2];[.B72];[.D72];[.A72])" office:value-type="string" office:string-value="create.bat H ch72">
            <text:p>create.bat H ch7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2];[.A72];[.I72])" office:value-type="string" office:string-value="public AbstractImagePrototype ch72();">
            <text:p>public AbstractImagePrototype ch7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2];[.A72];[.L72];[.B72];[.M72];[.A72];[.I72])" office:value-type="string" office:string-value="case 72: /* H */ return p_font.ch72();">
            <text:p>case 72: /* H */ return p_font.ch72();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ooc:=CHAR([.A73])" office:value-type="string" office:string-value="I">
            <text:p>I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3];[.B73];[.D73];[.A73])" office:value-type="string" office:string-value="create.bat I ch73">
            <text:p>create.bat I ch7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3];[.A73];[.I73])" office:value-type="string" office:string-value="public AbstractImagePrototype ch73();">
            <text:p>public AbstractImagePrototype ch7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3];[.A73];[.L73];[.B73];[.M73];[.A73];[.I73])" office:value-type="string" office:string-value="case 73: /* I */ return p_font.ch73();">
            <text:p>case 73: /* I */ return p_font.ch73();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ooc:=CHAR([.A74])" office:value-type="string" office:string-value="J">
            <text:p>J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4];[.B74];[.D74];[.A74])" office:value-type="string" office:string-value="create.bat J ch74">
            <text:p>create.bat J ch7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4];[.A74];[.I74])" office:value-type="string" office:string-value="public AbstractImagePrototype ch74();">
            <text:p>public AbstractImagePrototype ch7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4];[.A74];[.L74];[.B74];[.M74];[.A74];[.I74])" office:value-type="string" office:string-value="case 74: /* J */ return p_font.ch74();">
            <text:p>case 74: /* J */ return p_font.ch74();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ooc:=CHAR([.A75])" office:value-type="string" office:string-value="K">
            <text:p>K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5];[.B75];[.D75];[.A75])" office:value-type="string" office:string-value="create.bat K ch75">
            <text:p>create.bat K ch7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5];[.A75];[.I75])" office:value-type="string" office:string-value="public AbstractImagePrototype ch75();">
            <text:p>public AbstractImagePrototype ch7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5];[.A75];[.L75];[.B75];[.M75];[.A75];[.I75])" office:value-type="string" office:string-value="case 75: /* K */ return p_font.ch75();">
            <text:p>case 75: /* K */ return p_font.ch75();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ooc:=CHAR([.A76])" office:value-type="string" office:string-value="L">
            <text:p>L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6];[.B76];[.D76];[.A76])" office:value-type="string" office:string-value="create.bat L ch76">
            <text:p>create.bat L ch7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6];[.A76];[.I76])" office:value-type="string" office:string-value="public AbstractImagePrototype ch76();">
            <text:p>public AbstractImagePrototype ch7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6];[.A76];[.L76];[.B76];[.M76];[.A76];[.I76])" office:value-type="string" office:string-value="case 76: /* L */ return p_font.ch76();">
            <text:p>case 76: /* L */ return p_font.ch76();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ooc:=CHAR([.A77])" office:value-type="string" office:string-value="M">
            <text:p>M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7];[.B77];[.D77];[.A77])" office:value-type="string" office:string-value="create.bat M ch77">
            <text:p>create.bat M ch7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7];[.A77];[.I77])" office:value-type="string" office:string-value="public AbstractImagePrototype ch77();">
            <text:p>public AbstractImagePrototype ch7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7];[.A77];[.L77];[.B77];[.M77];[.A77];[.I77])" office:value-type="string" office:string-value="case 77: /* M */ return p_font.ch77();">
            <text:p>case 77: /* M */ return p_font.ch77();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ooc:=CHAR([.A78])" office:value-type="string" office:string-value="N">
            <text:p>N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8];[.B78];[.D78];[.A78])" office:value-type="string" office:string-value="create.bat N ch78">
            <text:p>create.bat N ch7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8];[.A78];[.I78])" office:value-type="string" office:string-value="public AbstractImagePrototype ch78();">
            <text:p>public AbstractImagePrototype ch7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8];[.A78];[.L78];[.B78];[.M78];[.A78];[.I78])" office:value-type="string" office:string-value="case 78: /* N */ return p_font.ch78();">
            <text:p>case 78: /* N */ return p_font.ch78();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ooc:=CHAR([.A79])" office:value-type="string" office:string-value="O">
            <text:p>O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79];[.B79];[.D79];[.A79])" office:value-type="string" office:string-value="create.bat O ch79">
            <text:p>create.bat O ch7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79];[.A79];[.I79])" office:value-type="string" office:string-value="public AbstractImagePrototype ch79();">
            <text:p>public AbstractImagePrototype ch7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79];[.A79];[.L79];[.B79];[.M79];[.A79];[.I79])" office:value-type="string" office:string-value="case 79: /* O */ return p_font.ch79();">
            <text:p>case 79: /* O */ return p_font.ch79();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ooc:=CHAR([.A80])" office:value-type="string" office:string-value="P">
            <text:p>P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0];[.B80];[.D80];[.A80])" office:value-type="string" office:string-value="create.bat P ch80">
            <text:p>create.bat P ch8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0];[.A80];[.I80])" office:value-type="string" office:string-value="public AbstractImagePrototype ch80();">
            <text:p>public AbstractImagePrototype ch8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0];[.A80];[.L80];[.B80];[.M80];[.A80];[.I80])" office:value-type="string" office:string-value="case 80: /* P */ return p_font.ch80();">
            <text:p>case 80: /* P */ return p_font.ch80();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ooc:=CHAR([.A81])" office:value-type="string" office:string-value="Q">
            <text:p>Q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1];[.B81];[.D81];[.A81])" office:value-type="string" office:string-value="create.bat Q ch81">
            <text:p>create.bat Q ch8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1];[.A81];[.I81])" office:value-type="string" office:string-value="public AbstractImagePrototype ch81();">
            <text:p>public AbstractImagePrototype ch8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1];[.A81];[.L81];[.B81];[.M81];[.A81];[.I81])" office:value-type="string" office:string-value="case 81: /* Q */ return p_font.ch81();">
            <text:p>case 81: /* Q */ return p_font.ch81();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ooc:=CHAR([.A82])" office:value-type="string" office:string-value="R">
            <text:p>R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2];[.B82];[.D82];[.A82])" office:value-type="string" office:string-value="create.bat R ch82">
            <text:p>create.bat R ch8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2];[.A82];[.I82])" office:value-type="string" office:string-value="public AbstractImagePrototype ch82();">
            <text:p>public AbstractImagePrototype ch8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2];[.A82];[.L82];[.B82];[.M82];[.A82];[.I82])" office:value-type="string" office:string-value="case 82: /* R */ return p_font.ch82();">
            <text:p>case 82: /* R */ return p_font.ch82();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ooc:=CHAR([.A83])" office:value-type="string" office:string-value="S">
            <text:p>S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3];[.B83];[.D83];[.A83])" office:value-type="string" office:string-value="create.bat S ch83">
            <text:p>create.bat S ch8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3];[.A83];[.I83])" office:value-type="string" office:string-value="public AbstractImagePrototype ch83();">
            <text:p>public AbstractImagePrototype ch8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3];[.A83];[.L83];[.B83];[.M83];[.A83];[.I83])" office:value-type="string" office:string-value="case 83: /* S */ return p_font.ch83();">
            <text:p>case 83: /* S */ return p_font.ch83();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ooc:=CHAR([.A84])" office:value-type="string" office:string-value="T">
            <text:p>T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4];[.B84];[.D84];[.A84])" office:value-type="string" office:string-value="create.bat T ch84">
            <text:p>create.bat T ch8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4];[.A84];[.I84])" office:value-type="string" office:string-value="public AbstractImagePrototype ch84();">
            <text:p>public AbstractImagePrototype ch8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4];[.A84];[.L84];[.B84];[.M84];[.A84];[.I84])" office:value-type="string" office:string-value="case 84: /* T */ return p_font.ch84();">
            <text:p>case 84: /* T */ return p_font.ch84();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ooc:=CHAR([.A85])" office:value-type="string" office:string-value="U">
            <text:p>U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5];[.B85];[.D85];[.A85])" office:value-type="string" office:string-value="create.bat U ch85">
            <text:p>create.bat U ch8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5];[.A85];[.I85])" office:value-type="string" office:string-value="public AbstractImagePrototype ch85();">
            <text:p>public AbstractImagePrototype ch8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5];[.A85];[.L85];[.B85];[.M85];[.A85];[.I85])" office:value-type="string" office:string-value="case 85: /* U */ return p_font.ch85();">
            <text:p>case 85: /* U */ return p_font.ch85();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ooc:=CHAR([.A86])" office:value-type="string" office:string-value="V">
            <text:p>V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6];[.B86];[.D86];[.A86])" office:value-type="string" office:string-value="create.bat V ch86">
            <text:p>create.bat V ch8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6];[.A86];[.I86])" office:value-type="string" office:string-value="public AbstractImagePrototype ch86();">
            <text:p>public AbstractImagePrototype ch8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6];[.A86];[.L86];[.B86];[.M86];[.A86];[.I86])" office:value-type="string" office:string-value="case 86: /* V */ return p_font.ch86();">
            <text:p>case 86: /* V */ return p_font.ch86();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ooc:=CHAR([.A87])" office:value-type="string" office:string-value="W">
            <text:p>W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7];[.B87];[.D87];[.A87])" office:value-type="string" office:string-value="create.bat W ch87">
            <text:p>create.bat W ch8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7];[.A87];[.I87])" office:value-type="string" office:string-value="public AbstractImagePrototype ch87();">
            <text:p>public AbstractImagePrototype ch8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7];[.A87];[.L87];[.B87];[.M87];[.A87];[.I87])" office:value-type="string" office:string-value="case 87: /* W */ return p_font.ch87();">
            <text:p>case 87: /* W */ return p_font.ch87();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ooc:=CHAR([.A88])" office:value-type="string" office:string-value="X">
            <text:p>X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8];[.B88];[.D88];[.A88])" office:value-type="string" office:string-value="create.bat X ch88">
            <text:p>create.bat X ch8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8];[.A88];[.I88])" office:value-type="string" office:string-value="public AbstractImagePrototype ch88();">
            <text:p>public AbstractImagePrototype ch8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8];[.A88];[.L88];[.B88];[.M88];[.A88];[.I88])" office:value-type="string" office:string-value="case 88: /* X */ return p_font.ch88();">
            <text:p>case 88: /* X */ return p_font.ch88();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ooc:=CHAR([.A89])" office:value-type="string" office:string-value="Y">
            <text:p>Y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89];[.B89];[.D89];[.A89])" office:value-type="string" office:string-value="create.bat Y ch89">
            <text:p>create.bat Y ch8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89];[.A89];[.I89])" office:value-type="string" office:string-value="public AbstractImagePrototype ch89();">
            <text:p>public AbstractImagePrototype ch8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89];[.A89];[.L89];[.B89];[.M89];[.A89];[.I89])" office:value-type="string" office:string-value="case 89: /* Y */ return p_font.ch89();">
            <text:p>case 89: /* Y */ return p_font.ch89();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ooc:=CHAR([.A90])" office:value-type="string" office:string-value="Z">
            <text:p>Z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0];[.B90];[.D90];[.A90])" office:value-type="string" office:string-value="create.bat Z ch90">
            <text:p>create.bat Z ch9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0];[.A90];[.I90])" office:value-type="string" office:string-value="public AbstractImagePrototype ch90();">
            <text:p>public AbstractImagePrototype ch9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0];[.A90];[.L90];[.B90];[.M90];[.A90];[.I90])" office:value-type="string" office:string-value="case 90: /* Z */ return p_font.ch90();">
            <text:p>case 90: /* Z */ return p_font.ch90();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ooc:=CHAR([.A91])" office:value-type="string" office:string-value="[">
            <text:p>[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1];[.B91];[.D91];[.A91])" office:value-type="string" office:string-value="create.bat [ ch91">
            <text:p>create.bat [ ch9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1];[.A91];[.I91])" office:value-type="string" office:string-value="public AbstractImagePrototype ch91();">
            <text:p>public AbstractImagePrototype ch9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1];[.A91];[.L91];[.B91];[.M91];[.A91];[.I91])" office:value-type="string" office:string-value="case 91: /* [ */ return p_font.ch91();">
            <text:p>case 91: /* [ */ return p_font.ch91();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ooc:=CHAR([.A92])" office:value-type="string" office:string-value="\">
            <text:p>\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2];[.B92];[.D92];[.A92])" office:value-type="string" office:string-value="create.bat \ ch92">
            <text:p>create.bat \ ch9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2];[.A92];[.I92])" office:value-type="string" office:string-value="public AbstractImagePrototype ch92();">
            <text:p>public AbstractImagePrototype ch9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2];[.A92];[.L92];[.B92];[.M92];[.A92];[.I92])" office:value-type="string" office:string-value="case 92: /* \ */ return p_font.ch92();">
            <text:p>case 92: /* \ */ return p_font.ch92();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ooc:=CHAR([.A93])" office:value-type="string" office:string-value="]">
            <text:p>]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3];[.B93];[.D93];[.A93])" office:value-type="string" office:string-value="create.bat ] ch93">
            <text:p>create.bat ] ch9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3];[.A93];[.I93])" office:value-type="string" office:string-value="public AbstractImagePrototype ch93();">
            <text:p>public AbstractImagePrototype ch9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3];[.A93];[.L93];[.B93];[.M93];[.A93];[.I93])" office:value-type="string" office:string-value="case 93: /* ] */ return p_font.ch93();">
            <text:p>case 93: /* ] */ return p_font.ch93();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ooc:=CHAR([.A94])" office:value-type="string" office:string-value="^">
            <text:p>^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4];[.B94];[.D94];[.A94])" office:value-type="string" office:string-value="create.bat ^ ch94">
            <text:p>create.bat ^ ch9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4];[.A94];[.I94])" office:value-type="string" office:string-value="public AbstractImagePrototype ch94();">
            <text:p>public AbstractImagePrototype ch9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4];[.A94];[.L94];[.B94];[.M94];[.A94];[.I94])" office:value-type="string" office:string-value="case 94: /* ^ */ return p_font.ch94();">
            <text:p>case 94: /* ^ */ return p_font.ch94();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ooc:=CHAR([.A95])" office:value-type="string" office:string-value="_">
            <text:p>_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5];[.B95];[.D95];[.A95])" office:value-type="string" office:string-value="create.bat _ ch95">
            <text:p>create.bat _ ch9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5];[.A95];[.I95])" office:value-type="string" office:string-value="public AbstractImagePrototype ch95();">
            <text:p>public AbstractImagePrototype ch9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5];[.A95];[.L95];[.B95];[.M95];[.A95];[.I95])" office:value-type="string" office:string-value="case 95: /* _ */ return p_font.ch95();">
            <text:p>case 95: /* _ */ return p_font.ch95();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ooc:=CHAR([.A96])" office:value-type="string" office:string-value="`">
            <text:p>`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6];[.B96];[.D96];[.A96])" office:value-type="string" office:string-value="create.bat ` ch96">
            <text:p>create.bat ` ch9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6];[.A96];[.I96])" office:value-type="string" office:string-value="public AbstractImagePrototype ch96();">
            <text:p>public AbstractImagePrototype ch9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6];[.A96];[.L96];[.B96];[.M96];[.A96];[.I96])" office:value-type="string" office:string-value="case 96: /* ` */ return p_font.ch96();">
            <text:p>case 96: /* ` */ return p_font.ch96();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ooc:=CHAR([.A97])" office:value-type="string" office:string-value="a">
            <text:p>a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7];[.B97];[.D97];[.A97])" office:value-type="string" office:string-value="create.bat a ch97">
            <text:p>create.bat a ch9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7];[.A97];[.I97])" office:value-type="string" office:string-value="public AbstractImagePrototype ch97();">
            <text:p>public AbstractImagePrototype ch9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7];[.A97];[.L97];[.B97];[.M97];[.A97];[.I97])" office:value-type="string" office:string-value="case 97: /* a */ return p_font.ch97();">
            <text:p>case 97: /* a */ return p_font.ch97();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ooc:=CHAR([.A98])" office:value-type="string" office:string-value="b">
            <text:p>b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8];[.B98];[.D98];[.A98])" office:value-type="string" office:string-value="create.bat b ch98">
            <text:p>create.bat b ch9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8];[.A98];[.I98])" office:value-type="string" office:string-value="public AbstractImagePrototype ch98();">
            <text:p>public AbstractImagePrototype ch9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8];[.A98];[.L98];[.B98];[.M98];[.A98];[.I98])" office:value-type="string" office:string-value="case 98: /* b */ return p_font.ch98();">
            <text:p>case 98: /* b */ return p_font.ch98();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ooc:=CHAR([.A99])" office:value-type="string" office:string-value="c">
            <text:p>c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99];[.B99];[.D99];[.A99])" office:value-type="string" office:string-value="create.bat c ch99">
            <text:p>create.bat c ch9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99];[.A99];[.I99])" office:value-type="string" office:string-value="public AbstractImagePrototype ch99();">
            <text:p>public AbstractImagePrototype ch9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99];[.A99];[.L99];[.B99];[.M99];[.A99];[.I99])" office:value-type="string" office:string-value="case 99: /* c */ return p_font.ch99();">
            <text:p>case 99: /* c */ return p_font.ch99();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ooc:=CHAR([.A100])" office:value-type="string" office:string-value="d">
            <text:p>d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0];[.B100];[.D100];[.A100])" office:value-type="string" office:string-value="create.bat d ch100">
            <text:p>create.bat d ch10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0];[.A100];[.I100])" office:value-type="string" office:string-value="public AbstractImagePrototype ch100();">
            <text:p>public AbstractImagePrototype ch10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0];[.A100];[.L100];[.B100];[.M100];[.A100];[.I100])" office:value-type="string" office:string-value="case 100: /* d */ return p_font.ch100();">
            <text:p>case 100: /* d */ return p_font.ch100();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ooc:=CHAR([.A101])" office:value-type="string" office:string-value="e">
            <text:p>e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1];[.B101];[.D101];[.A101])" office:value-type="string" office:string-value="create.bat e ch101">
            <text:p>create.bat e ch10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1];[.A101];[.I101])" office:value-type="string" office:string-value="public AbstractImagePrototype ch101();">
            <text:p>public AbstractImagePrototype ch10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1];[.A101];[.L101];[.B101];[.M101];[.A101];[.I101])" office:value-type="string" office:string-value="case 101: /* e */ return p_font.ch101();">
            <text:p>case 101: /* e */ return p_font.ch101();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ooc:=CHAR([.A102])" office:value-type="string" office:string-value="f">
            <text:p>f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2];[.B102];[.D102];[.A102])" office:value-type="string" office:string-value="create.bat f ch102">
            <text:p>create.bat f ch10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2];[.A102];[.I102])" office:value-type="string" office:string-value="public AbstractImagePrototype ch102();">
            <text:p>public AbstractImagePrototype ch10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2];[.A102];[.L102];[.B102];[.M102];[.A102];[.I102])" office:value-type="string" office:string-value="case 102: /* f */ return p_font.ch102();">
            <text:p>case 102: /* f */ return p_font.ch102();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ooc:=CHAR([.A103])" office:value-type="string" office:string-value="g">
            <text:p>g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3];[.B103];[.D103];[.A103])" office:value-type="string" office:string-value="create.bat g ch103">
            <text:p>create.bat g ch10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3];[.A103];[.I103])" office:value-type="string" office:string-value="public AbstractImagePrototype ch103();">
            <text:p>public AbstractImagePrototype ch10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3];[.A103];[.L103];[.B103];[.M103];[.A103];[.I103])" office:value-type="string" office:string-value="case 103: /* g */ return p_font.ch103();">
            <text:p>case 103: /* g */ return p_font.ch103();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ooc:=CHAR([.A104])" office:value-type="string" office:string-value="h">
            <text:p>h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4];[.B104];[.D104];[.A104])" office:value-type="string" office:string-value="create.bat h ch104">
            <text:p>create.bat h ch10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4];[.A104];[.I104])" office:value-type="string" office:string-value="public AbstractImagePrototype ch104();">
            <text:p>public AbstractImagePrototype ch10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4];[.A104];[.L104];[.B104];[.M104];[.A104];[.I104])" office:value-type="string" office:string-value="case 104: /* h */ return p_font.ch104();">
            <text:p>case 104: /* h */ return p_font.ch104();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ooc:=CHAR([.A105])" office:value-type="string" office:string-value="i">
            <text:p>i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5];[.B105];[.D105];[.A105])" office:value-type="string" office:string-value="create.bat i ch105">
            <text:p>create.bat i ch10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5];[.A105];[.I105])" office:value-type="string" office:string-value="public AbstractImagePrototype ch105();">
            <text:p>public AbstractImagePrototype ch10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5];[.A105];[.L105];[.B105];[.M105];[.A105];[.I105])" office:value-type="string" office:string-value="case 105: /* i */ return p_font.ch105();">
            <text:p>case 105: /* i */ return p_font.ch105();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ooc:=CHAR([.A106])" office:value-type="string" office:string-value="j">
            <text:p>j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6];[.B106];[.D106];[.A106])" office:value-type="string" office:string-value="create.bat j ch106">
            <text:p>create.bat j ch10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6];[.A106];[.I106])" office:value-type="string" office:string-value="public AbstractImagePrototype ch106();">
            <text:p>public AbstractImagePrototype ch10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6];[.A106];[.L106];[.B106];[.M106];[.A106];[.I106])" office:value-type="string" office:string-value="case 106: /* j */ return p_font.ch106();">
            <text:p>case 106: /* j */ return p_font.ch106();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ooc:=CHAR([.A107])" office:value-type="string" office:string-value="k">
            <text:p>k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7];[.B107];[.D107];[.A107])" office:value-type="string" office:string-value="create.bat k ch107">
            <text:p>create.bat k ch10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7];[.A107];[.I107])" office:value-type="string" office:string-value="public AbstractImagePrototype ch107();">
            <text:p>public AbstractImagePrototype ch10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7];[.A107];[.L107];[.B107];[.M107];[.A107];[.I107])" office:value-type="string" office:string-value="case 107: /* k */ return p_font.ch107();">
            <text:p>case 107: /* k */ return p_font.ch107();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ooc:=CHAR([.A108])" office:value-type="string" office:string-value="l">
            <text:p>l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8];[.B108];[.D108];[.A108])" office:value-type="string" office:string-value="create.bat l ch108">
            <text:p>create.bat l ch10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8];[.A108];[.I108])" office:value-type="string" office:string-value="public AbstractImagePrototype ch108();">
            <text:p>public AbstractImagePrototype ch10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8];[.A108];[.L108];[.B108];[.M108];[.A108];[.I108])" office:value-type="string" office:string-value="case 108: /* l */ return p_font.ch108();">
            <text:p>case 108: /* l */ return p_font.ch108();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ooc:=CHAR([.A109])" office:value-type="string" office:string-value="m">
            <text:p>m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09];[.B109];[.D109];[.A109])" office:value-type="string" office:string-value="create.bat m ch109">
            <text:p>create.bat m ch10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09];[.A109];[.I109])" office:value-type="string" office:string-value="public AbstractImagePrototype ch109();">
            <text:p>public AbstractImagePrototype ch10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09];[.A109];[.L109];[.B109];[.M109];[.A109];[.I109])" office:value-type="string" office:string-value="case 109: /* m */ return p_font.ch109();">
            <text:p>case 109: /* m */ return p_font.ch109();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ooc:=CHAR([.A110])" office:value-type="string" office:string-value="n">
            <text:p>n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0];[.B110];[.D110];[.A110])" office:value-type="string" office:string-value="create.bat n ch110">
            <text:p>create.bat n ch11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0];[.A110];[.I110])" office:value-type="string" office:string-value="public AbstractImagePrototype ch110();">
            <text:p>public AbstractImagePrototype ch11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0];[.A110];[.L110];[.B110];[.M110];[.A110];[.I110])" office:value-type="string" office:string-value="case 110: /* n */ return p_font.ch110();">
            <text:p>case 110: /* n */ return p_font.ch110();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ooc:=CHAR([.A111])" office:value-type="string" office:string-value="o">
            <text:p>o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1];[.B111];[.D111];[.A111])" office:value-type="string" office:string-value="create.bat o ch111">
            <text:p>create.bat o ch11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1];[.A111];[.I111])" office:value-type="string" office:string-value="public AbstractImagePrototype ch111();">
            <text:p>public AbstractImagePrototype ch11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1];[.A111];[.L111];[.B111];[.M111];[.A111];[.I111])" office:value-type="string" office:string-value="case 111: /* o */ return p_font.ch111();">
            <text:p>case 111: /* o */ return p_font.ch111();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ooc:=CHAR([.A112])" office:value-type="string" office:string-value="p">
            <text:p>p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2];[.B112];[.D112];[.A112])" office:value-type="string" office:string-value="create.bat p ch112">
            <text:p>create.bat p ch11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2];[.A112];[.I112])" office:value-type="string" office:string-value="public AbstractImagePrototype ch112();">
            <text:p>public AbstractImagePrototype ch11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2];[.A112];[.L112];[.B112];[.M112];[.A112];[.I112])" office:value-type="string" office:string-value="case 112: /* p */ return p_font.ch112();">
            <text:p>case 112: /* p */ return p_font.ch112();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ooc:=CHAR([.A113])" office:value-type="string" office:string-value="q">
            <text:p>q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3];[.B113];[.D113];[.A113])" office:value-type="string" office:string-value="create.bat q ch113">
            <text:p>create.bat q ch11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3];[.A113];[.I113])" office:value-type="string" office:string-value="public AbstractImagePrototype ch113();">
            <text:p>public AbstractImagePrototype ch11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3];[.A113];[.L113];[.B113];[.M113];[.A113];[.I113])" office:value-type="string" office:string-value="case 113: /* q */ return p_font.ch113();">
            <text:p>case 113: /* q */ return p_font.ch113();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ooc:=CHAR([.A114])" office:value-type="string" office:string-value="r">
            <text:p>r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4];[.B114];[.D114];[.A114])" office:value-type="string" office:string-value="create.bat r ch114">
            <text:p>create.bat r ch11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4];[.A114];[.I114])" office:value-type="string" office:string-value="public AbstractImagePrototype ch114();">
            <text:p>public AbstractImagePrototype ch11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4];[.A114];[.L114];[.B114];[.M114];[.A114];[.I114])" office:value-type="string" office:string-value="case 114: /* r */ return p_font.ch114();">
            <text:p>case 114: /* r */ return p_font.ch114();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ooc:=CHAR([.A115])" office:value-type="string" office:string-value="s">
            <text:p>s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5];[.B115];[.D115];[.A115])" office:value-type="string" office:string-value="create.bat s ch115">
            <text:p>create.bat s ch11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5];[.A115];[.I115])" office:value-type="string" office:string-value="public AbstractImagePrototype ch115();">
            <text:p>public AbstractImagePrototype ch11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5];[.A115];[.L115];[.B115];[.M115];[.A115];[.I115])" office:value-type="string" office:string-value="case 115: /* s */ return p_font.ch115();">
            <text:p>case 115: /* s */ return p_font.ch115();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ooc:=CHAR([.A116])" office:value-type="string" office:string-value="t">
            <text:p>t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6];[.B116];[.D116];[.A116])" office:value-type="string" office:string-value="create.bat t ch116">
            <text:p>create.bat t ch11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6];[.A116];[.I116])" office:value-type="string" office:string-value="public AbstractImagePrototype ch116();">
            <text:p>public AbstractImagePrototype ch11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6];[.A116];[.L116];[.B116];[.M116];[.A116];[.I116])" office:value-type="string" office:string-value="case 116: /* t */ return p_font.ch116();">
            <text:p>case 116: /* t */ return p_font.ch116();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ooc:=CHAR([.A117])" office:value-type="string" office:string-value="u">
            <text:p>u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7];[.B117];[.D117];[.A117])" office:value-type="string" office:string-value="create.bat u ch117">
            <text:p>create.bat u ch11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7];[.A117];[.I117])" office:value-type="string" office:string-value="public AbstractImagePrototype ch117();">
            <text:p>public AbstractImagePrototype ch11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7];[.A117];[.L117];[.B117];[.M117];[.A117];[.I117])" office:value-type="string" office:string-value="case 117: /* u */ return p_font.ch117();">
            <text:p>case 117: /* u */ return p_font.ch117();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ooc:=CHAR([.A118])" office:value-type="string" office:string-value="v">
            <text:p>v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8];[.B118];[.D118];[.A118])" office:value-type="string" office:string-value="create.bat v ch118">
            <text:p>create.bat v ch11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8];[.A118];[.I118])" office:value-type="string" office:string-value="public AbstractImagePrototype ch118();">
            <text:p>public AbstractImagePrototype ch11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8];[.A118];[.L118];[.B118];[.M118];[.A118];[.I118])" office:value-type="string" office:string-value="case 118: /* v */ return p_font.ch118();">
            <text:p>case 118: /* v */ return p_font.ch118();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ooc:=CHAR([.A119])" office:value-type="string" office:string-value="w">
            <text:p>w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19];[.B119];[.D119];[.A119])" office:value-type="string" office:string-value="create.bat w ch119">
            <text:p>create.bat w ch11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19];[.A119];[.I119])" office:value-type="string" office:string-value="public AbstractImagePrototype ch119();">
            <text:p>public AbstractImagePrototype ch11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19];[.A119];[.L119];[.B119];[.M119];[.A119];[.I119])" office:value-type="string" office:string-value="case 119: /* w */ return p_font.ch119();">
            <text:p>case 119: /* w */ return p_font.ch119();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ooc:=CHAR([.A120])" office:value-type="string" office:string-value="x">
            <text:p>x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0];[.B120];[.D120];[.A120])" office:value-type="string" office:string-value="create.bat x ch120">
            <text:p>create.bat x ch12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0];[.A120];[.I120])" office:value-type="string" office:string-value="public AbstractImagePrototype ch120();">
            <text:p>public AbstractImagePrototype ch12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0];[.A120];[.L120];[.B120];[.M120];[.A120];[.I120])" office:value-type="string" office:string-value="case 120: /* x */ return p_font.ch120();">
            <text:p>case 120: /* x */ return p_font.ch120();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ooc:=CHAR([.A121])" office:value-type="string" office:string-value="y">
            <text:p>y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1];[.B121];[.D121];[.A121])" office:value-type="string" office:string-value="create.bat y ch121">
            <text:p>create.bat y ch12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1];[.A121];[.I121])" office:value-type="string" office:string-value="public AbstractImagePrototype ch121();">
            <text:p>public AbstractImagePrototype ch12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1];[.A121];[.L121];[.B121];[.M121];[.A121];[.I121])" office:value-type="string" office:string-value="case 121: /* y */ return p_font.ch121();">
            <text:p>case 121: /* y */ return p_font.ch121();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ooc:=CHAR([.A122])" office:value-type="string" office:string-value="z">
            <text:p>z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2];[.B122];[.D122];[.A122])" office:value-type="string" office:string-value="create.bat z ch122">
            <text:p>create.bat z ch12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2];[.A122];[.I122])" office:value-type="string" office:string-value="public AbstractImagePrototype ch122();">
            <text:p>public AbstractImagePrototype ch12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2];[.A122];[.L122];[.B122];[.M122];[.A122];[.I122])" office:value-type="string" office:string-value="case 122: /* z */ return p_font.ch122();">
            <text:p>case 122: /* z */ return p_font.ch122();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ooc:=CHAR([.A123])" office:value-type="string" office:string-value="{">
            <text:p>{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3];[.B123];[.D123];[.A123])" office:value-type="string" office:string-value="create.bat { ch123">
            <text:p>create.bat { ch12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3];[.A123];[.I123])" office:value-type="string" office:string-value="public AbstractImagePrototype ch123();">
            <text:p>public AbstractImagePrototype ch12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3];[.A123];[.L123];[.B123];[.M123];[.A123];[.I123])" office:value-type="string" office:string-value="case 123: /* { */ return p_font.ch123();">
            <text:p>case 123: /* { */ return p_font.ch123();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ooc:=CHAR([.A124])" office:value-type="string" office:string-value="|">
            <text:p>|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4];[.B124];[.D124];[.A124])" office:value-type="string" office:string-value="create.bat | ch124">
            <text:p>create.bat | ch12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4];[.A124];[.I124])" office:value-type="string" office:string-value="public AbstractImagePrototype ch124();">
            <text:p>public AbstractImagePrototype ch12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4];[.A124];[.L124];[.B124];[.M124];[.A124];[.I124])" office:value-type="string" office:string-value="case 124: /* | */ return p_font.ch124();">
            <text:p>case 124: /* | */ return p_font.ch124();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ooc:=CHAR([.A125])" office:value-type="string" office:string-value="}">
            <text:p>}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5];[.B125];[.D125];[.A125])" office:value-type="string" office:string-value="create.bat } ch125">
            <text:p>create.bat } ch12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5];[.A125];[.I125])" office:value-type="string" office:string-value="public AbstractImagePrototype ch125();">
            <text:p>public AbstractImagePrototype ch12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5];[.A125];[.L125];[.B125];[.M125];[.A125];[.I125])" office:value-type="string" office:string-value="case 125: /* } */ return p_font.ch125();">
            <text:p>case 125: /* } */ return p_font.ch125();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ooc:=CHAR([.A126])" office:value-type="string" office:string-value="~">
            <text:p>~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6];[.B126];[.D126];[.A126])" office:value-type="string" office:string-value="create.bat ~ ch126">
            <text:p>create.bat ~ ch12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6];[.A126];[.I126])" office:value-type="string" office:string-value="public AbstractImagePrototype ch126();">
            <text:p>public AbstractImagePrototype ch12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6];[.A126];[.L126];[.B126];[.M126];[.A126];[.I126])" office:value-type="string" office:string-value="case 126: /* ~ */ return p_font.ch126();">
            <text:p>case 126: /* ~ */ return p_font.ch126();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ooc:=CHAR([.A127])" office:value-type="string" office:string-value="">
            <text:p>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7];[.B127];[.D127];[.A127])" office:value-type="string" office:string-value="create.bat  ch127">
            <text:p>create.bat  ch12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7];[.A127];[.I127])" office:value-type="string" office:string-value="public AbstractImagePrototype ch127();">
            <text:p>public AbstractImagePrototype ch12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7];[.A127];[.L127];[.B127];[.M127];[.A127];[.I127])" office:value-type="string" office:string-value="case 127: /*  */ return p_font.ch127();">
            <text:p>case 127: /*  */ return p_font.ch127();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ooc:=CHAR([.A128])" office:value-type="string" office:string-value="€">
            <text:p>€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8];[.B128];[.D128];[.A128])" office:value-type="string" office:string-value="create.bat € ch128">
            <text:p>create.bat € ch12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8];[.A128];[.I128])" office:value-type="string" office:string-value="public AbstractImagePrototype ch128();">
            <text:p>public AbstractImagePrototype ch12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8];[.A128];[.L128];[.B128];[.M128];[.A128];[.I128])" office:value-type="string" office:string-value="case 128: /* € */ return p_font.ch128();">
            <text:p>case 128: /* € */ return p_font.ch128();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ooc:=CHAR([.A129])" office:value-type="string" office:string-value="�">
            <text:p>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29];[.B129];[.D129];[.A129])" office:value-type="string" office:string-value="create.bat � ch129">
            <text:p>create.bat � ch12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29];[.A129];[.I129])" office:value-type="string" office:string-value="public AbstractImagePrototype ch129();">
            <text:p>public AbstractImagePrototype ch12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29];[.A129];[.L129];[.B129];[.M129];[.A129];[.I129])" office:value-type="string" office:string-value="case 129: /* � */ return p_font.ch129();">
            <text:p>case 129: /* � */ return p_font.ch129();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ooc:=CHAR([.A130])" office:value-type="string" office:string-value="‚">
            <text:p>‚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0];[.B130];[.D130];[.A130])" office:value-type="string" office:string-value="create.bat ‚ ch130">
            <text:p>create.bat ‚ ch13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0];[.A130];[.I130])" office:value-type="string" office:string-value="public AbstractImagePrototype ch130();">
            <text:p>public AbstractImagePrototype ch13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0];[.A130];[.L130];[.B130];[.M130];[.A130];[.I130])" office:value-type="string" office:string-value="case 130: /* ‚ */ return p_font.ch130();">
            <text:p>case 130: /* ‚ */ return p_font.ch130();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ooc:=CHAR([.A131])" office:value-type="string" office:string-value="ƒ">
            <text:p>ƒ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1];[.B131];[.D131];[.A131])" office:value-type="string" office:string-value="create.bat ƒ ch131">
            <text:p>create.bat ƒ ch13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1];[.A131];[.I131])" office:value-type="string" office:string-value="public AbstractImagePrototype ch131();">
            <text:p>public AbstractImagePrototype ch13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1];[.A131];[.L131];[.B131];[.M131];[.A131];[.I131])" office:value-type="string" office:string-value="case 131: /* ƒ */ return p_font.ch131();">
            <text:p>case 131: /* ƒ */ return p_font.ch131();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ooc:=CHAR([.A132])" office:value-type="string" office:string-value="„">
            <text:p>„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2];[.B132];[.D132];[.A132])" office:value-type="string" office:string-value="create.bat „ ch132">
            <text:p>create.bat „ ch13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2];[.A132];[.I132])" office:value-type="string" office:string-value="public AbstractImagePrototype ch132();">
            <text:p>public AbstractImagePrototype ch13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2];[.A132];[.L132];[.B132];[.M132];[.A132];[.I132])" office:value-type="string" office:string-value="case 132: /* „ */ return p_font.ch132();">
            <text:p>case 132: /* „ */ return p_font.ch132();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ooc:=CHAR([.A133])" office:value-type="string" office:string-value="…">
            <text:p>…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3];[.B133];[.D133];[.A133])" office:value-type="string" office:string-value="create.bat … ch133">
            <text:p>create.bat … ch13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3];[.A133];[.I133])" office:value-type="string" office:string-value="public AbstractImagePrototype ch133();">
            <text:p>public AbstractImagePrototype ch13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3];[.A133];[.L133];[.B133];[.M133];[.A133];[.I133])" office:value-type="string" office:string-value="case 133: /* … */ return p_font.ch133();">
            <text:p>case 133: /* … */ return p_font.ch133();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ooc:=CHAR([.A134])" office:value-type="string" office:string-value="†">
            <text:p>†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4];[.B134];[.D134];[.A134])" office:value-type="string" office:string-value="create.bat † ch134">
            <text:p>create.bat † ch13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4];[.A134];[.I134])" office:value-type="string" office:string-value="public AbstractImagePrototype ch134();">
            <text:p>public AbstractImagePrototype ch13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4];[.A134];[.L134];[.B134];[.M134];[.A134];[.I134])" office:value-type="string" office:string-value="case 134: /* † */ return p_font.ch134();">
            <text:p>case 134: /* † */ return p_font.ch134();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ooc:=CHAR([.A135])" office:value-type="string" office:string-value="‡">
            <text:p>‡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5];[.B135];[.D135];[.A135])" office:value-type="string" office:string-value="create.bat ‡ ch135">
            <text:p>create.bat ‡ ch13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5];[.A135];[.I135])" office:value-type="string" office:string-value="public AbstractImagePrototype ch135();">
            <text:p>public AbstractImagePrototype ch13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5];[.A135];[.L135];[.B135];[.M135];[.A135];[.I135])" office:value-type="string" office:string-value="case 135: /* ‡ */ return p_font.ch135();">
            <text:p>case 135: /* ‡ */ return p_font.ch135();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ooc:=CHAR([.A136])" office:value-type="string" office:string-value="ˆ">
            <text:p>ˆ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6];[.B136];[.D136];[.A136])" office:value-type="string" office:string-value="create.bat ˆ ch136">
            <text:p>create.bat ˆ ch13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6];[.A136];[.I136])" office:value-type="string" office:string-value="public AbstractImagePrototype ch136();">
            <text:p>public AbstractImagePrototype ch13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6];[.A136];[.L136];[.B136];[.M136];[.A136];[.I136])" office:value-type="string" office:string-value="case 136: /* ˆ */ return p_font.ch136();">
            <text:p>case 136: /* ˆ */ return p_font.ch136();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ooc:=CHAR([.A137])" office:value-type="string" office:string-value="‰">
            <text:p>‰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7];[.B137];[.D137];[.A137])" office:value-type="string" office:string-value="create.bat ‰ ch137">
            <text:p>create.bat ‰ ch13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7];[.A137];[.I137])" office:value-type="string" office:string-value="public AbstractImagePrototype ch137();">
            <text:p>public AbstractImagePrototype ch13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7];[.A137];[.L137];[.B137];[.M137];[.A137];[.I137])" office:value-type="string" office:string-value="case 137: /* ‰ */ return p_font.ch137();">
            <text:p>case 137: /* ‰ */ return p_font.ch137();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ooc:=CHAR([.A138])" office:value-type="string" office:string-value="Š">
            <text:p>Š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8];[.B138];[.D138];[.A138])" office:value-type="string" office:string-value="create.bat Š ch138">
            <text:p>create.bat Š ch13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8];[.A138];[.I138])" office:value-type="string" office:string-value="public AbstractImagePrototype ch138();">
            <text:p>public AbstractImagePrototype ch13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8];[.A138];[.L138];[.B138];[.M138];[.A138];[.I138])" office:value-type="string" office:string-value="case 138: /* Š */ return p_font.ch138();">
            <text:p>case 138: /* Š */ return p_font.ch138();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ooc:=CHAR([.A139])" office:value-type="string" office:string-value="‹">
            <text:p>‹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39];[.B139];[.D139];[.A139])" office:value-type="string" office:string-value="create.bat ‹ ch139">
            <text:p>create.bat ‹ ch13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39];[.A139];[.I139])" office:value-type="string" office:string-value="public AbstractImagePrototype ch139();">
            <text:p>public AbstractImagePrototype ch13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39];[.A139];[.L139];[.B139];[.M139];[.A139];[.I139])" office:value-type="string" office:string-value="case 139: /* ‹ */ return p_font.ch139();">
            <text:p>case 139: /* ‹ */ return p_font.ch139();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ooc:=CHAR([.A140])" office:value-type="string" office:string-value="Œ">
            <text:p>Œ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0];[.B140];[.D140];[.A140])" office:value-type="string" office:string-value="create.bat Œ ch140">
            <text:p>create.bat Œ ch14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0];[.A140];[.I140])" office:value-type="string" office:string-value="public AbstractImagePrototype ch140();">
            <text:p>public AbstractImagePrototype ch14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0];[.A140];[.L140];[.B140];[.M140];[.A140];[.I140])" office:value-type="string" office:string-value="case 140: /* Œ */ return p_font.ch140();">
            <text:p>case 140: /* Œ */ return p_font.ch140();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ooc:=CHAR([.A141])" office:value-type="string" office:string-value="�">
            <text:p>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1];[.B141];[.D141];[.A141])" office:value-type="string" office:string-value="create.bat � ch141">
            <text:p>create.bat � ch14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1];[.A141];[.I141])" office:value-type="string" office:string-value="public AbstractImagePrototype ch141();">
            <text:p>public AbstractImagePrototype ch14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1];[.A141];[.L141];[.B141];[.M141];[.A141];[.I141])" office:value-type="string" office:string-value="case 141: /* � */ return p_font.ch141();">
            <text:p>case 141: /* � */ return p_font.ch141();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ooc:=CHAR([.A142])" office:value-type="string" office:string-value="Ž">
            <text:p>Ž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2];[.B142];[.D142];[.A142])" office:value-type="string" office:string-value="create.bat Ž ch142">
            <text:p>create.bat Ž ch14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2];[.A142];[.I142])" office:value-type="string" office:string-value="public AbstractImagePrototype ch142();">
            <text:p>public AbstractImagePrototype ch14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2];[.A142];[.L142];[.B142];[.M142];[.A142];[.I142])" office:value-type="string" office:string-value="case 142: /* Ž */ return p_font.ch142();">
            <text:p>case 142: /* Ž */ return p_font.ch142();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ooc:=CHAR([.A143])" office:value-type="string" office:string-value="�">
            <text:p>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3];[.B143];[.D143];[.A143])" office:value-type="string" office:string-value="create.bat � ch143">
            <text:p>create.bat � ch14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3];[.A143];[.I143])" office:value-type="string" office:string-value="public AbstractImagePrototype ch143();">
            <text:p>public AbstractImagePrototype ch14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3];[.A143];[.L143];[.B143];[.M143];[.A143];[.I143])" office:value-type="string" office:string-value="case 143: /* � */ return p_font.ch143();">
            <text:p>case 143: /* � */ return p_font.ch143();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ooc:=CHAR([.A144])" office:value-type="string" office:string-value="�">
            <text:p>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4];[.B144];[.D144];[.A144])" office:value-type="string" office:string-value="create.bat � ch144">
            <text:p>create.bat � ch14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4];[.A144];[.I144])" office:value-type="string" office:string-value="public AbstractImagePrototype ch144();">
            <text:p>public AbstractImagePrototype ch14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4];[.A144];[.L144];[.B144];[.M144];[.A144];[.I144])" office:value-type="string" office:string-value="case 144: /* � */ return p_font.ch144();">
            <text:p>case 144: /* � */ return p_font.ch144();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ooc:=CHAR([.A145])" office:value-type="string" office:string-value="‘">
            <text:p>‘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5];[.B145];[.D145];[.A145])" office:value-type="string" office:string-value="create.bat ‘ ch145">
            <text:p>create.bat ‘ ch14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5];[.A145];[.I145])" office:value-type="string" office:string-value="public AbstractImagePrototype ch145();">
            <text:p>public AbstractImagePrototype ch14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5];[.A145];[.L145];[.B145];[.M145];[.A145];[.I145])" office:value-type="string" office:string-value="case 145: /* ‘ */ return p_font.ch145();">
            <text:p>case 145: /* ‘ */ return p_font.ch145();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formula="oooc:=CHAR([.A146])" office:value-type="string" office:string-value="’">
            <text:p>’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6];[.B146];[.D146];[.A146])" office:value-type="string" office:string-value="create.bat ’ ch146">
            <text:p>create.bat ’ ch14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6];[.A146];[.I146])" office:value-type="string" office:string-value="public AbstractImagePrototype ch146();">
            <text:p>public AbstractImagePrototype ch14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6];[.A146];[.L146];[.B146];[.M146];[.A146];[.I146])" office:value-type="string" office:string-value="case 146: /* ’ */ return p_font.ch146();">
            <text:p>case 146: /* ’ */ return p_font.ch146();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ooc:=CHAR([.A147])" office:value-type="string" office:string-value="“">
            <text:p>“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7];[.B147];[.D147];[.A147])" office:value-type="string" office:string-value="create.bat “ ch147">
            <text:p>create.bat “ ch14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7];[.A147];[.I147])" office:value-type="string" office:string-value="public AbstractImagePrototype ch147();">
            <text:p>public AbstractImagePrototype ch14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7];[.A147];[.L147];[.B147];[.M147];[.A147];[.I147])" office:value-type="string" office:string-value="case 147: /* “ */ return p_font.ch147();">
            <text:p>case 147: /* “ */ return p_font.ch147();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ooc:=CHAR([.A148])" office:value-type="string" office:string-value="”">
            <text:p>”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8];[.B148];[.D148];[.A148])" office:value-type="string" office:string-value="create.bat ” ch148">
            <text:p>create.bat ” ch14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8];[.A148];[.I148])" office:value-type="string" office:string-value="public AbstractImagePrototype ch148();">
            <text:p>public AbstractImagePrototype ch14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8];[.A148];[.L148];[.B148];[.M148];[.A148];[.I148])" office:value-type="string" office:string-value="case 148: /* ” */ return p_font.ch148();">
            <text:p>case 148: /* ” */ return p_font.ch148();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ooc:=CHAR([.A149])" office:value-type="string" office:string-value="•">
            <text:p>•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49];[.B149];[.D149];[.A149])" office:value-type="string" office:string-value="create.bat • ch149">
            <text:p>create.bat • ch14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49];[.A149];[.I149])" office:value-type="string" office:string-value="public AbstractImagePrototype ch149();">
            <text:p>public AbstractImagePrototype ch14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49];[.A149];[.L149];[.B149];[.M149];[.A149];[.I149])" office:value-type="string" office:string-value="case 149: /* • */ return p_font.ch149();">
            <text:p>case 149: /* • */ return p_font.ch149();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ooc:=CHAR([.A150])" office:value-type="string" office:string-value="–">
            <text:p>–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0];[.B150];[.D150];[.A150])" office:value-type="string" office:string-value="create.bat – ch150">
            <text:p>create.bat – ch15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0];[.A150];[.I150])" office:value-type="string" office:string-value="public AbstractImagePrototype ch150();">
            <text:p>public AbstractImagePrototype ch15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0];[.A150];[.L150];[.B150];[.M150];[.A150];[.I150])" office:value-type="string" office:string-value="case 150: /* – */ return p_font.ch150();">
            <text:p>case 150: /* – */ return p_font.ch150();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ooc:=CHAR([.A151])" office:value-type="string" office:string-value="—">
            <text:p>—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1];[.B151];[.D151];[.A151])" office:value-type="string" office:string-value="create.bat — ch151">
            <text:p>create.bat — ch15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1];[.A151];[.I151])" office:value-type="string" office:string-value="public AbstractImagePrototype ch151();">
            <text:p>public AbstractImagePrototype ch15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1];[.A151];[.L151];[.B151];[.M151];[.A151];[.I151])" office:value-type="string" office:string-value="case 151: /* — */ return p_font.ch151();">
            <text:p>case 151: /* — */ return p_font.ch151();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ooc:=CHAR([.A152])" office:value-type="string" office:string-value="˜">
            <text:p>˜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2];[.B152];[.D152];[.A152])" office:value-type="string" office:string-value="create.bat ˜ ch152">
            <text:p>create.bat ˜ ch15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2];[.A152];[.I152])" office:value-type="string" office:string-value="public AbstractImagePrototype ch152();">
            <text:p>public AbstractImagePrototype ch15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2];[.A152];[.L152];[.B152];[.M152];[.A152];[.I152])" office:value-type="string" office:string-value="case 152: /* ˜ */ return p_font.ch152();">
            <text:p>case 152: /* ˜ */ return p_font.ch152();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ooc:=CHAR([.A153])" office:value-type="string" office:string-value="™">
            <text:p>™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3];[.B153];[.D153];[.A153])" office:value-type="string" office:string-value="create.bat ™ ch153">
            <text:p>create.bat ™ ch15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3];[.A153];[.I153])" office:value-type="string" office:string-value="public AbstractImagePrototype ch153();">
            <text:p>public AbstractImagePrototype ch15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3];[.A153];[.L153];[.B153];[.M153];[.A153];[.I153])" office:value-type="string" office:string-value="case 153: /* ™ */ return p_font.ch153();">
            <text:p>case 153: /* ™ */ return p_font.ch153();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ooc:=CHAR([.A154])" office:value-type="string" office:string-value="š">
            <text:p>š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4];[.B154];[.D154];[.A154])" office:value-type="string" office:string-value="create.bat š ch154">
            <text:p>create.bat š ch15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4];[.A154];[.I154])" office:value-type="string" office:string-value="public AbstractImagePrototype ch154();">
            <text:p>public AbstractImagePrototype ch15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4];[.A154];[.L154];[.B154];[.M154];[.A154];[.I154])" office:value-type="string" office:string-value="case 154: /* š */ return p_font.ch154();">
            <text:p>case 154: /* š */ return p_font.ch154();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ooc:=CHAR([.A155])" office:value-type="string" office:string-value="›">
            <text:p>›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5];[.B155];[.D155];[.A155])" office:value-type="string" office:string-value="create.bat › ch155">
            <text:p>create.bat › ch15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5];[.A155];[.I155])" office:value-type="string" office:string-value="public AbstractImagePrototype ch155();">
            <text:p>public AbstractImagePrototype ch15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5];[.A155];[.L155];[.B155];[.M155];[.A155];[.I155])" office:value-type="string" office:string-value="case 155: /* › */ return p_font.ch155();">
            <text:p>case 155: /* › */ return p_font.ch155();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ooc:=CHAR([.A156])" office:value-type="string" office:string-value="œ">
            <text:p>œ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6];[.B156];[.D156];[.A156])" office:value-type="string" office:string-value="create.bat œ ch156">
            <text:p>create.bat œ ch15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6];[.A156];[.I156])" office:value-type="string" office:string-value="public AbstractImagePrototype ch156();">
            <text:p>public AbstractImagePrototype ch15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6];[.A156];[.L156];[.B156];[.M156];[.A156];[.I156])" office:value-type="string" office:string-value="case 156: /* œ */ return p_font.ch156();">
            <text:p>case 156: /* œ */ return p_font.ch156();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ooc:=CHAR([.A157])" office:value-type="string" office:string-value="�">
            <text:p>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7];[.B157];[.D157];[.A157])" office:value-type="string" office:string-value="create.bat � ch157">
            <text:p>create.bat � ch15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7];[.A157];[.I157])" office:value-type="string" office:string-value="public AbstractImagePrototype ch157();">
            <text:p>public AbstractImagePrototype ch15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7];[.A157];[.L157];[.B157];[.M157];[.A157];[.I157])" office:value-type="string" office:string-value="case 157: /* � */ return p_font.ch157();">
            <text:p>case 157: /* � */ return p_font.ch157();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ooc:=CHAR([.A158])" office:value-type="string" office:string-value="ž">
            <text:p>ž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8];[.B158];[.D158];[.A158])" office:value-type="string" office:string-value="create.bat ž ch158">
            <text:p>create.bat ž ch15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8];[.A158];[.I158])" office:value-type="string" office:string-value="public AbstractImagePrototype ch158();">
            <text:p>public AbstractImagePrototype ch15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8];[.A158];[.L158];[.B158];[.M158];[.A158];[.I158])" office:value-type="string" office:string-value="case 158: /* ž */ return p_font.ch158();">
            <text:p>case 158: /* ž */ return p_font.ch158();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ooc:=CHAR([.A159])" office:value-type="string" office:string-value="Ÿ">
            <text:p>Ÿ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59];[.B159];[.D159];[.A159])" office:value-type="string" office:string-value="create.bat Ÿ ch159">
            <text:p>create.bat Ÿ ch15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59];[.A159];[.I159])" office:value-type="string" office:string-value="public AbstractImagePrototype ch159();">
            <text:p>public AbstractImagePrototype ch15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59];[.A159];[.L159];[.B159];[.M159];[.A159];[.I159])" office:value-type="string" office:string-value="case 159: /* Ÿ */ return p_font.ch159();">
            <text:p>case 159: /* Ÿ */ return p_font.ch159();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ooc:=CHAR([.A160])" office:value-type="string" office:string-value=" ">
            <text:p> 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0];[.B160];[.D160];[.A160])" office:value-type="string" office:string-value="create.bat   ch160">
            <text:p>create.bat   ch16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0];[.A160];[.I160])" office:value-type="string" office:string-value="public AbstractImagePrototype ch160();">
            <text:p>public AbstractImagePrototype ch16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0];[.A160];[.L160];[.B160];[.M160];[.A160];[.I160])" office:value-type="string" office:string-value="case 160: /*   */ return p_font.ch160();">
            <text:p>case 160: /*   */ return p_font.ch160();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ooc:=CHAR([.A161])" office:value-type="string" office:string-value="¡">
            <text:p>¡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1];[.B161];[.D161];[.A161])" office:value-type="string" office:string-value="create.bat ¡ ch161">
            <text:p>create.bat ¡ ch16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1];[.A161];[.I161])" office:value-type="string" office:string-value="public AbstractImagePrototype ch161();">
            <text:p>public AbstractImagePrototype ch16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1];[.A161];[.L161];[.B161];[.M161];[.A161];[.I161])" office:value-type="string" office:string-value="case 161: /* ¡ */ return p_font.ch161();">
            <text:p>case 161: /* ¡ */ return p_font.ch161();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ooc:=CHAR([.A162])" office:value-type="string" office:string-value="¢">
            <text:p>¢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2];[.B162];[.D162];[.A162])" office:value-type="string" office:string-value="create.bat ¢ ch162">
            <text:p>create.bat ¢ ch16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2];[.A162];[.I162])" office:value-type="string" office:string-value="public AbstractImagePrototype ch162();">
            <text:p>public AbstractImagePrototype ch16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2];[.A162];[.L162];[.B162];[.M162];[.A162];[.I162])" office:value-type="string" office:string-value="case 162: /* ¢ */ return p_font.ch162();">
            <text:p>case 162: /* ¢ */ return p_font.ch162();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ooc:=CHAR([.A163])" office:value-type="string" office:string-value="£">
            <text:p>£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3];[.B163];[.D163];[.A163])" office:value-type="string" office:string-value="create.bat £ ch163">
            <text:p>create.bat £ ch16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3];[.A163];[.I163])" office:value-type="string" office:string-value="public AbstractImagePrototype ch163();">
            <text:p>public AbstractImagePrototype ch16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3];[.A163];[.L163];[.B163];[.M163];[.A163];[.I163])" office:value-type="string" office:string-value="case 163: /* £ */ return p_font.ch163();">
            <text:p>case 163: /* £ */ return p_font.ch163();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ooc:=CHAR([.A164])" office:value-type="string" office:string-value="¤">
            <text:p>¤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4];[.B164];[.D164];[.A164])" office:value-type="string" office:string-value="create.bat ¤ ch164">
            <text:p>create.bat ¤ ch16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4];[.A164];[.I164])" office:value-type="string" office:string-value="public AbstractImagePrototype ch164();">
            <text:p>public AbstractImagePrototype ch16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4];[.A164];[.L164];[.B164];[.M164];[.A164];[.I164])" office:value-type="string" office:string-value="case 164: /* ¤ */ return p_font.ch164();">
            <text:p>case 164: /* ¤ */ return p_font.ch164();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ooc:=CHAR([.A165])" office:value-type="string" office:string-value="¥">
            <text:p>¥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5];[.B165];[.D165];[.A165])" office:value-type="string" office:string-value="create.bat ¥ ch165">
            <text:p>create.bat ¥ ch16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5];[.A165];[.I165])" office:value-type="string" office:string-value="public AbstractImagePrototype ch165();">
            <text:p>public AbstractImagePrototype ch16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5];[.A165];[.L165];[.B165];[.M165];[.A165];[.I165])" office:value-type="string" office:string-value="case 165: /* ¥ */ return p_font.ch165();">
            <text:p>case 165: /* ¥ */ return p_font.ch165();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ooc:=CHAR([.A166])" office:value-type="string" office:string-value="¦">
            <text:p>¦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6];[.B166];[.D166];[.A166])" office:value-type="string" office:string-value="create.bat ¦ ch166">
            <text:p>create.bat ¦ ch16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6];[.A166];[.I166])" office:value-type="string" office:string-value="public AbstractImagePrototype ch166();">
            <text:p>public AbstractImagePrototype ch16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6];[.A166];[.L166];[.B166];[.M166];[.A166];[.I166])" office:value-type="string" office:string-value="case 166: /* ¦ */ return p_font.ch166();">
            <text:p>case 166: /* ¦ */ return p_font.ch166();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ooc:=CHAR([.A167])" office:value-type="string" office:string-value="§">
            <text:p>§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7];[.B167];[.D167];[.A167])" office:value-type="string" office:string-value="create.bat § ch167">
            <text:p>create.bat § ch16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7];[.A167];[.I167])" office:value-type="string" office:string-value="public AbstractImagePrototype ch167();">
            <text:p>public AbstractImagePrototype ch16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7];[.A167];[.L167];[.B167];[.M167];[.A167];[.I167])" office:value-type="string" office:string-value="case 167: /* § */ return p_font.ch167();">
            <text:p>case 167: /* § */ return p_font.ch167();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ooc:=CHAR([.A168])" office:value-type="string" office:string-value="¨">
            <text:p>¨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8];[.B168];[.D168];[.A168])" office:value-type="string" office:string-value="create.bat ¨ ch168">
            <text:p>create.bat ¨ ch16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8];[.A168];[.I168])" office:value-type="string" office:string-value="public AbstractImagePrototype ch168();">
            <text:p>public AbstractImagePrototype ch16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8];[.A168];[.L168];[.B168];[.M168];[.A168];[.I168])" office:value-type="string" office:string-value="case 168: /* ¨ */ return p_font.ch168();">
            <text:p>case 168: /* ¨ */ return p_font.ch168();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ooc:=CHAR([.A169])" office:value-type="string" office:string-value="©">
            <text:p>©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69];[.B169];[.D169];[.A169])" office:value-type="string" office:string-value="create.bat © ch169">
            <text:p>create.bat © ch16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69];[.A169];[.I169])" office:value-type="string" office:string-value="public AbstractImagePrototype ch169();">
            <text:p>public AbstractImagePrototype ch16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69];[.A169];[.L169];[.B169];[.M169];[.A169];[.I169])" office:value-type="string" office:string-value="case 169: /* © */ return p_font.ch169();">
            <text:p>case 169: /* © */ return p_font.ch169();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ooc:=CHAR([.A170])" office:value-type="string" office:string-value="ª">
            <text:p>ª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0];[.B170];[.D170];[.A170])" office:value-type="string" office:string-value="create.bat ª ch170">
            <text:p>create.bat ª ch17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0];[.A170];[.I170])" office:value-type="string" office:string-value="public AbstractImagePrototype ch170();">
            <text:p>public AbstractImagePrototype ch17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0];[.A170];[.L170];[.B170];[.M170];[.A170];[.I170])" office:value-type="string" office:string-value="case 170: /* ª */ return p_font.ch170();">
            <text:p>case 170: /* ª */ return p_font.ch170();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ooc:=CHAR([.A171])" office:value-type="string" office:string-value="«">
            <text:p>«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1];[.B171];[.D171];[.A171])" office:value-type="string" office:string-value="create.bat « ch171">
            <text:p>create.bat « ch17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1];[.A171];[.I171])" office:value-type="string" office:string-value="public AbstractImagePrototype ch171();">
            <text:p>public AbstractImagePrototype ch17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1];[.A171];[.L171];[.B171];[.M171];[.A171];[.I171])" office:value-type="string" office:string-value="case 171: /* « */ return p_font.ch171();">
            <text:p>case 171: /* « */ return p_font.ch171();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ooc:=CHAR([.A172])" office:value-type="string" office:string-value="¬">
            <text:p>¬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2];[.B172];[.D172];[.A172])" office:value-type="string" office:string-value="create.bat ¬ ch172">
            <text:p>create.bat ¬ ch17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2];[.A172];[.I172])" office:value-type="string" office:string-value="public AbstractImagePrototype ch172();">
            <text:p>public AbstractImagePrototype ch17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2];[.A172];[.L172];[.B172];[.M172];[.A172];[.I172])" office:value-type="string" office:string-value="case 172: /* ¬ */ return p_font.ch172();">
            <text:p>case 172: /* ¬ */ return p_font.ch172();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ooc:=CHAR([.A173])" office:value-type="string" office:string-value="­">
            <text:p>­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3];[.B173];[.D173];[.A173])" office:value-type="string" office:string-value="create.bat ­ ch173">
            <text:p>create.bat ­ ch17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3];[.A173];[.I173])" office:value-type="string" office:string-value="public AbstractImagePrototype ch173();">
            <text:p>public AbstractImagePrototype ch17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3];[.A173];[.L173];[.B173];[.M173];[.A173];[.I173])" office:value-type="string" office:string-value="case 173: /* ­ */ return p_font.ch173();">
            <text:p>case 173: /* ­ */ return p_font.ch173();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ooc:=CHAR([.A174])" office:value-type="string" office:string-value="®">
            <text:p>®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4];[.B174];[.D174];[.A174])" office:value-type="string" office:string-value="create.bat ® ch174">
            <text:p>create.bat ® ch17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4];[.A174];[.I174])" office:value-type="string" office:string-value="public AbstractImagePrototype ch174();">
            <text:p>public AbstractImagePrototype ch17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4];[.A174];[.L174];[.B174];[.M174];[.A174];[.I174])" office:value-type="string" office:string-value="case 174: /* ® */ return p_font.ch174();">
            <text:p>case 174: /* ® */ return p_font.ch174();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ooc:=CHAR([.A175])" office:value-type="string" office:string-value="¯">
            <text:p>¯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5];[.B175];[.D175];[.A175])" office:value-type="string" office:string-value="create.bat ¯ ch175">
            <text:p>create.bat ¯ ch17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5];[.A175];[.I175])" office:value-type="string" office:string-value="public AbstractImagePrototype ch175();">
            <text:p>public AbstractImagePrototype ch17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5];[.A175];[.L175];[.B175];[.M175];[.A175];[.I175])" office:value-type="string" office:string-value="case 175: /* ¯ */ return p_font.ch175();">
            <text:p>case 175: /* ¯ */ return p_font.ch175();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ooc:=CHAR([.A176])" office:value-type="string" office:string-value="°">
            <text:p>°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6];[.B176];[.D176];[.A176])" office:value-type="string" office:string-value="create.bat ° ch176">
            <text:p>create.bat ° ch17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6];[.A176];[.I176])" office:value-type="string" office:string-value="public AbstractImagePrototype ch176();">
            <text:p>public AbstractImagePrototype ch17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6];[.A176];[.L176];[.B176];[.M176];[.A176];[.I176])" office:value-type="string" office:string-value="case 176: /* ° */ return p_font.ch176();">
            <text:p>case 176: /* ° */ return p_font.ch176();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ooc:=CHAR([.A177])" office:value-type="string" office:string-value="±">
            <text:p>±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7];[.B177];[.D177];[.A177])" office:value-type="string" office:string-value="create.bat ± ch177">
            <text:p>create.bat ± ch17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7];[.A177];[.I177])" office:value-type="string" office:string-value="public AbstractImagePrototype ch177();">
            <text:p>public AbstractImagePrototype ch17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7];[.A177];[.L177];[.B177];[.M177];[.A177];[.I177])" office:value-type="string" office:string-value="case 177: /* ± */ return p_font.ch177();">
            <text:p>case 177: /* ± */ return p_font.ch177();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ooc:=CHAR([.A178])" office:value-type="string" office:string-value="²">
            <text:p>²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8];[.B178];[.D178];[.A178])" office:value-type="string" office:string-value="create.bat ² ch178">
            <text:p>create.bat ² ch17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8];[.A178];[.I178])" office:value-type="string" office:string-value="public AbstractImagePrototype ch178();">
            <text:p>public AbstractImagePrototype ch17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8];[.A178];[.L178];[.B178];[.M178];[.A178];[.I178])" office:value-type="string" office:string-value="case 178: /* ² */ return p_font.ch178();">
            <text:p>case 178: /* ² */ return p_font.ch178();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ooc:=CHAR([.A179])" office:value-type="string" office:string-value="³">
            <text:p>³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79];[.B179];[.D179];[.A179])" office:value-type="string" office:string-value="create.bat ³ ch179">
            <text:p>create.bat ³ ch17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79];[.A179];[.I179])" office:value-type="string" office:string-value="public AbstractImagePrototype ch179();">
            <text:p>public AbstractImagePrototype ch17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79];[.A179];[.L179];[.B179];[.M179];[.A179];[.I179])" office:value-type="string" office:string-value="case 179: /* ³ */ return p_font.ch179();">
            <text:p>case 179: /* ³ */ return p_font.ch179();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ooc:=CHAR([.A180])" office:value-type="string" office:string-value="´">
            <text:p>´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0];[.B180];[.D180];[.A180])" office:value-type="string" office:string-value="create.bat ´ ch180">
            <text:p>create.bat ´ ch18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0];[.A180];[.I180])" office:value-type="string" office:string-value="public AbstractImagePrototype ch180();">
            <text:p>public AbstractImagePrototype ch18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0];[.A180];[.L180];[.B180];[.M180];[.A180];[.I180])" office:value-type="string" office:string-value="case 180: /* ´ */ return p_font.ch180();">
            <text:p>case 180: /* ´ */ return p_font.ch180();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ooc:=CHAR([.A181])" office:value-type="string" office:string-value="µ">
            <text:p>µ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1];[.B181];[.D181];[.A181])" office:value-type="string" office:string-value="create.bat µ ch181">
            <text:p>create.bat µ ch18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1];[.A181];[.I181])" office:value-type="string" office:string-value="public AbstractImagePrototype ch181();">
            <text:p>public AbstractImagePrototype ch18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1];[.A181];[.L181];[.B181];[.M181];[.A181];[.I181])" office:value-type="string" office:string-value="case 181: /* µ */ return p_font.ch181();">
            <text:p>case 181: /* µ */ return p_font.ch181();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ooc:=CHAR([.A182])" office:value-type="string" office:string-value="¶">
            <text:p>¶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2];[.B182];[.D182];[.A182])" office:value-type="string" office:string-value="create.bat ¶ ch182">
            <text:p>create.bat ¶ ch18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2];[.A182];[.I182])" office:value-type="string" office:string-value="public AbstractImagePrototype ch182();">
            <text:p>public AbstractImagePrototype ch18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2];[.A182];[.L182];[.B182];[.M182];[.A182];[.I182])" office:value-type="string" office:string-value="case 182: /* ¶ */ return p_font.ch182();">
            <text:p>case 182: /* ¶ */ return p_font.ch182();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ooc:=CHAR([.A183])" office:value-type="string" office:string-value="·">
            <text:p>·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3];[.B183];[.D183];[.A183])" office:value-type="string" office:string-value="create.bat · ch183">
            <text:p>create.bat · ch18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3];[.A183];[.I183])" office:value-type="string" office:string-value="public AbstractImagePrototype ch183();">
            <text:p>public AbstractImagePrototype ch18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3];[.A183];[.L183];[.B183];[.M183];[.A183];[.I183])" office:value-type="string" office:string-value="case 183: /* · */ return p_font.ch183();">
            <text:p>case 183: /* · */ return p_font.ch183();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ooc:=CHAR([.A184])" office:value-type="string" office:string-value="¸">
            <text:p>¸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4];[.B184];[.D184];[.A184])" office:value-type="string" office:string-value="create.bat ¸ ch184">
            <text:p>create.bat ¸ ch18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4];[.A184];[.I184])" office:value-type="string" office:string-value="public AbstractImagePrototype ch184();">
            <text:p>public AbstractImagePrototype ch18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4];[.A184];[.L184];[.B184];[.M184];[.A184];[.I184])" office:value-type="string" office:string-value="case 184: /* ¸ */ return p_font.ch184();">
            <text:p>case 184: /* ¸ */ return p_font.ch184();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ooc:=CHAR([.A185])" office:value-type="string" office:string-value="¹">
            <text:p>¹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5];[.B185];[.D185];[.A185])" office:value-type="string" office:string-value="create.bat ¹ ch185">
            <text:p>create.bat ¹ ch18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5];[.A185];[.I185])" office:value-type="string" office:string-value="public AbstractImagePrototype ch185();">
            <text:p>public AbstractImagePrototype ch18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5];[.A185];[.L185];[.B185];[.M185];[.A185];[.I185])" office:value-type="string" office:string-value="case 185: /* ¹ */ return p_font.ch185();">
            <text:p>case 185: /* ¹ */ return p_font.ch185();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ooc:=CHAR([.A186])" office:value-type="string" office:string-value="º">
            <text:p>º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6];[.B186];[.D186];[.A186])" office:value-type="string" office:string-value="create.bat º ch186">
            <text:p>create.bat º ch18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6];[.A186];[.I186])" office:value-type="string" office:string-value="public AbstractImagePrototype ch186();">
            <text:p>public AbstractImagePrototype ch18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6];[.A186];[.L186];[.B186];[.M186];[.A186];[.I186])" office:value-type="string" office:string-value="case 186: /* º */ return p_font.ch186();">
            <text:p>case 186: /* º */ return p_font.ch186();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ooc:=CHAR([.A187])" office:value-type="string" office:string-value="»">
            <text:p>»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7];[.B187];[.D187];[.A187])" office:value-type="string" office:string-value="create.bat » ch187">
            <text:p>create.bat » ch18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7];[.A187];[.I187])" office:value-type="string" office:string-value="public AbstractImagePrototype ch187();">
            <text:p>public AbstractImagePrototype ch18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7];[.A187];[.L187];[.B187];[.M187];[.A187];[.I187])" office:value-type="string" office:string-value="case 187: /* » */ return p_font.ch187();">
            <text:p>case 187: /* » */ return p_font.ch187();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ooc:=CHAR([.A188])" office:value-type="string" office:string-value="¼">
            <text:p>¼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8];[.B188];[.D188];[.A188])" office:value-type="string" office:string-value="create.bat ¼ ch188">
            <text:p>create.bat ¼ ch18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8];[.A188];[.I188])" office:value-type="string" office:string-value="public AbstractImagePrototype ch188();">
            <text:p>public AbstractImagePrototype ch18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8];[.A188];[.L188];[.B188];[.M188];[.A188];[.I188])" office:value-type="string" office:string-value="case 188: /* ¼ */ return p_font.ch188();">
            <text:p>case 188: /* ¼ */ return p_font.ch188();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ooc:=CHAR([.A189])" office:value-type="string" office:string-value="½">
            <text:p>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89];[.B189];[.D189];[.A189])" office:value-type="string" office:string-value="create.bat ½ ch189">
            <text:p>create.bat ½ ch18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89];[.A189];[.I189])" office:value-type="string" office:string-value="public AbstractImagePrototype ch189();">
            <text:p>public AbstractImagePrototype ch18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89];[.A189];[.L189];[.B189];[.M189];[.A189];[.I189])" office:value-type="string" office:string-value="case 189: /* ½ */ return p_font.ch189();">
            <text:p>case 189: /* ½ */ return p_font.ch189();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ooc:=CHAR([.A190])" office:value-type="string" office:string-value="¾">
            <text:p>¾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0];[.B190];[.D190];[.A190])" office:value-type="string" office:string-value="create.bat ¾ ch190">
            <text:p>create.bat ¾ ch19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0];[.A190];[.I190])" office:value-type="string" office:string-value="public AbstractImagePrototype ch190();">
            <text:p>public AbstractImagePrototype ch19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0];[.A190];[.L190];[.B190];[.M190];[.A190];[.I190])" office:value-type="string" office:string-value="case 190: /* ¾ */ return p_font.ch190();">
            <text:p>case 190: /* ¾ */ return p_font.ch190();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ooc:=CHAR([.A191])" office:value-type="string" office:string-value="¿">
            <text:p>¿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1];[.B191];[.D191];[.A191])" office:value-type="string" office:string-value="create.bat ¿ ch191">
            <text:p>create.bat ¿ ch19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1];[.A191];[.I191])" office:value-type="string" office:string-value="public AbstractImagePrototype ch191();">
            <text:p>public AbstractImagePrototype ch19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1];[.A191];[.L191];[.B191];[.M191];[.A191];[.I191])" office:value-type="string" office:string-value="case 191: /* ¿ */ return p_font.ch191();">
            <text:p>case 191: /* ¿ */ return p_font.ch191();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ooc:=CHAR([.A192])" office:value-type="string" office:string-value="À">
            <text:p>À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2];[.B192];[.D192];[.A192])" office:value-type="string" office:string-value="create.bat À ch192">
            <text:p>create.bat À ch19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2];[.A192];[.I192])" office:value-type="string" office:string-value="public AbstractImagePrototype ch192();">
            <text:p>public AbstractImagePrototype ch19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2];[.A192];[.L192];[.B192];[.M192];[.A192];[.I192])" office:value-type="string" office:string-value="case 192: /* À */ return p_font.ch192();">
            <text:p>case 192: /* À */ return p_font.ch192();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ooc:=CHAR([.A193])" office:value-type="string" office:string-value="Á">
            <text:p>Á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3];[.B193];[.D193];[.A193])" office:value-type="string" office:string-value="create.bat Á ch193">
            <text:p>create.bat Á ch19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3];[.A193];[.I193])" office:value-type="string" office:string-value="public AbstractImagePrototype ch193();">
            <text:p>public AbstractImagePrototype ch19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3];[.A193];[.L193];[.B193];[.M193];[.A193];[.I193])" office:value-type="string" office:string-value="case 193: /* Á */ return p_font.ch193();">
            <text:p>case 193: /* Á */ return p_font.ch193();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ooc:=CHAR([.A194])" office:value-type="string" office:string-value="Â">
            <text:p>Â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4];[.B194];[.D194];[.A194])" office:value-type="string" office:string-value="create.bat Â ch194">
            <text:p>create.bat Â ch19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4];[.A194];[.I194])" office:value-type="string" office:string-value="public AbstractImagePrototype ch194();">
            <text:p>public AbstractImagePrototype ch19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4];[.A194];[.L194];[.B194];[.M194];[.A194];[.I194])" office:value-type="string" office:string-value="case 194: /* Â */ return p_font.ch194();">
            <text:p>case 194: /* Â */ return p_font.ch194();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ooc:=CHAR([.A195])" office:value-type="string" office:string-value="Ã">
            <text:p>Ã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5];[.B195];[.D195];[.A195])" office:value-type="string" office:string-value="create.bat Ã ch195">
            <text:p>create.bat Ã ch19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5];[.A195];[.I195])" office:value-type="string" office:string-value="public AbstractImagePrototype ch195();">
            <text:p>public AbstractImagePrototype ch19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5];[.A195];[.L195];[.B195];[.M195];[.A195];[.I195])" office:value-type="string" office:string-value="case 195: /* Ã */ return p_font.ch195();">
            <text:p>case 195: /* Ã */ return p_font.ch195();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ooc:=CHAR([.A196])" office:value-type="string" office:string-value="Ä">
            <text:p>Ä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6];[.B196];[.D196];[.A196])" office:value-type="string" office:string-value="create.bat Ä ch196">
            <text:p>create.bat Ä ch19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6];[.A196];[.I196])" office:value-type="string" office:string-value="public AbstractImagePrototype ch196();">
            <text:p>public AbstractImagePrototype ch19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6];[.A196];[.L196];[.B196];[.M196];[.A196];[.I196])" office:value-type="string" office:string-value="case 196: /* Ä */ return p_font.ch196();">
            <text:p>case 196: /* Ä */ return p_font.ch196();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ooc:=CHAR([.A197])" office:value-type="string" office:string-value="Å">
            <text:p>Å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7];[.B197];[.D197];[.A197])" office:value-type="string" office:string-value="create.bat Å ch197">
            <text:p>create.bat Å ch19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7];[.A197];[.I197])" office:value-type="string" office:string-value="public AbstractImagePrototype ch197();">
            <text:p>public AbstractImagePrototype ch19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7];[.A197];[.L197];[.B197];[.M197];[.A197];[.I197])" office:value-type="string" office:string-value="case 197: /* Å */ return p_font.ch197();">
            <text:p>case 197: /* Å */ return p_font.ch197();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ooc:=CHAR([.A198])" office:value-type="string" office:string-value="Æ">
            <text:p>Æ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8];[.B198];[.D198];[.A198])" office:value-type="string" office:string-value="create.bat Æ ch198">
            <text:p>create.bat Æ ch19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8];[.A198];[.I198])" office:value-type="string" office:string-value="public AbstractImagePrototype ch198();">
            <text:p>public AbstractImagePrototype ch19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8];[.A198];[.L198];[.B198];[.M198];[.A198];[.I198])" office:value-type="string" office:string-value="case 198: /* Æ */ return p_font.ch198();">
            <text:p>case 198: /* Æ */ return p_font.ch198();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ooc:=CHAR([.A199])" office:value-type="string" office:string-value="Ç">
            <text:p>Ç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199];[.B199];[.D199];[.A199])" office:value-type="string" office:string-value="create.bat Ç ch199">
            <text:p>create.bat Ç ch19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199];[.A199];[.I199])" office:value-type="string" office:string-value="public AbstractImagePrototype ch199();">
            <text:p>public AbstractImagePrototype ch19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199];[.A199];[.L199];[.B199];[.M199];[.A199];[.I199])" office:value-type="string" office:string-value="case 199: /* Ç */ return p_font.ch199();">
            <text:p>case 199: /* Ç */ return p_font.ch199();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ooc:=CHAR([.A200])" office:value-type="string" office:string-value="È">
            <text:p>È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0];[.B200];[.D200];[.A200])" office:value-type="string" office:string-value="create.bat È ch200">
            <text:p>create.bat È ch20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0];[.A200];[.I200])" office:value-type="string" office:string-value="public AbstractImagePrototype ch200();">
            <text:p>public AbstractImagePrototype ch20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0];[.A200];[.L200];[.B200];[.M200];[.A200];[.I200])" office:value-type="string" office:string-value="case 200: /* È */ return p_font.ch200();">
            <text:p>case 200: /* È */ return p_font.ch200();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ooc:=CHAR([.A201])" office:value-type="string" office:string-value="É">
            <text:p>É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1];[.B201];[.D201];[.A201])" office:value-type="string" office:string-value="create.bat É ch201">
            <text:p>create.bat É ch20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1];[.A201];[.I201])" office:value-type="string" office:string-value="public AbstractImagePrototype ch201();">
            <text:p>public AbstractImagePrototype ch20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1];[.A201];[.L201];[.B201];[.M201];[.A201];[.I201])" office:value-type="string" office:string-value="case 201: /* É */ return p_font.ch201();">
            <text:p>case 201: /* É */ return p_font.ch201();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ooc:=CHAR([.A202])" office:value-type="string" office:string-value="Ê">
            <text:p>Ê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2];[.B202];[.D202];[.A202])" office:value-type="string" office:string-value="create.bat Ê ch202">
            <text:p>create.bat Ê ch20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2];[.A202];[.I202])" office:value-type="string" office:string-value="public AbstractImagePrototype ch202();">
            <text:p>public AbstractImagePrototype ch20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2];[.A202];[.L202];[.B202];[.M202];[.A202];[.I202])" office:value-type="string" office:string-value="case 202: /* Ê */ return p_font.ch202();">
            <text:p>case 202: /* Ê */ return p_font.ch202();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ooc:=CHAR([.A203])" office:value-type="string" office:string-value="Ë">
            <text:p>Ë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3];[.B203];[.D203];[.A203])" office:value-type="string" office:string-value="create.bat Ë ch203">
            <text:p>create.bat Ë ch20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3];[.A203];[.I203])" office:value-type="string" office:string-value="public AbstractImagePrototype ch203();">
            <text:p>public AbstractImagePrototype ch20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3];[.A203];[.L203];[.B203];[.M203];[.A203];[.I203])" office:value-type="string" office:string-value="case 203: /* Ë */ return p_font.ch203();">
            <text:p>case 203: /* Ë */ return p_font.ch203();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ooc:=CHAR([.A204])" office:value-type="string" office:string-value="Ì">
            <text:p>Ì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4];[.B204];[.D204];[.A204])" office:value-type="string" office:string-value="create.bat Ì ch204">
            <text:p>create.bat Ì ch20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4];[.A204];[.I204])" office:value-type="string" office:string-value="public AbstractImagePrototype ch204();">
            <text:p>public AbstractImagePrototype ch20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4];[.A204];[.L204];[.B204];[.M204];[.A204];[.I204])" office:value-type="string" office:string-value="case 204: /* Ì */ return p_font.ch204();">
            <text:p>case 204: /* Ì */ return p_font.ch204();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ooc:=CHAR([.A205])" office:value-type="string" office:string-value="Í">
            <text:p>Í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5];[.B205];[.D205];[.A205])" office:value-type="string" office:string-value="create.bat Í ch205">
            <text:p>create.bat Í ch20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5];[.A205];[.I205])" office:value-type="string" office:string-value="public AbstractImagePrototype ch205();">
            <text:p>public AbstractImagePrototype ch20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5];[.A205];[.L205];[.B205];[.M205];[.A205];[.I205])" office:value-type="string" office:string-value="case 205: /* Í */ return p_font.ch205();">
            <text:p>case 205: /* Í */ return p_font.ch205();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ooc:=CHAR([.A206])" office:value-type="string" office:string-value="Î">
            <text:p>Î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6];[.B206];[.D206];[.A206])" office:value-type="string" office:string-value="create.bat Î ch206">
            <text:p>create.bat Î ch20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6];[.A206];[.I206])" office:value-type="string" office:string-value="public AbstractImagePrototype ch206();">
            <text:p>public AbstractImagePrototype ch20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6];[.A206];[.L206];[.B206];[.M206];[.A206];[.I206])" office:value-type="string" office:string-value="case 206: /* Î */ return p_font.ch206();">
            <text:p>case 206: /* Î */ return p_font.ch206();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ooc:=CHAR([.A207])" office:value-type="string" office:string-value="Ï">
            <text:p>Ï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7];[.B207];[.D207];[.A207])" office:value-type="string" office:string-value="create.bat Ï ch207">
            <text:p>create.bat Ï ch20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7];[.A207];[.I207])" office:value-type="string" office:string-value="public AbstractImagePrototype ch207();">
            <text:p>public AbstractImagePrototype ch20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7];[.A207];[.L207];[.B207];[.M207];[.A207];[.I207])" office:value-type="string" office:string-value="case 207: /* Ï */ return p_font.ch207();">
            <text:p>case 207: /* Ï */ return p_font.ch207();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ooc:=CHAR([.A208])" office:value-type="string" office:string-value="Ð">
            <text:p>Ð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8];[.B208];[.D208];[.A208])" office:value-type="string" office:string-value="create.bat Ð ch208">
            <text:p>create.bat Ð ch20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8];[.A208];[.I208])" office:value-type="string" office:string-value="public AbstractImagePrototype ch208();">
            <text:p>public AbstractImagePrototype ch20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8];[.A208];[.L208];[.B208];[.M208];[.A208];[.I208])" office:value-type="string" office:string-value="case 208: /* Ð */ return p_font.ch208();">
            <text:p>case 208: /* Ð */ return p_font.ch208();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ooc:=CHAR([.A209])" office:value-type="string" office:string-value="Ñ">
            <text:p>Ñ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09];[.B209];[.D209];[.A209])" office:value-type="string" office:string-value="create.bat Ñ ch209">
            <text:p>create.bat Ñ ch20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09];[.A209];[.I209])" office:value-type="string" office:string-value="public AbstractImagePrototype ch209();">
            <text:p>public AbstractImagePrototype ch20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09];[.A209];[.L209];[.B209];[.M209];[.A209];[.I209])" office:value-type="string" office:string-value="case 209: /* Ñ */ return p_font.ch209();">
            <text:p>case 209: /* Ñ */ return p_font.ch209();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ooc:=CHAR([.A210])" office:value-type="string" office:string-value="Ò">
            <text:p>Ò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0];[.B210];[.D210];[.A210])" office:value-type="string" office:string-value="create.bat Ò ch210">
            <text:p>create.bat Ò ch21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0];[.A210];[.I210])" office:value-type="string" office:string-value="public AbstractImagePrototype ch210();">
            <text:p>public AbstractImagePrototype ch21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0];[.A210];[.L210];[.B210];[.M210];[.A210];[.I210])" office:value-type="string" office:string-value="case 210: /* Ò */ return p_font.ch210();">
            <text:p>case 210: /* Ò */ return p_font.ch210();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ooc:=CHAR([.A211])" office:value-type="string" office:string-value="Ó">
            <text:p>Ó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1];[.B211];[.D211];[.A211])" office:value-type="string" office:string-value="create.bat Ó ch211">
            <text:p>create.bat Ó ch21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1];[.A211];[.I211])" office:value-type="string" office:string-value="public AbstractImagePrototype ch211();">
            <text:p>public AbstractImagePrototype ch21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1];[.A211];[.L211];[.B211];[.M211];[.A211];[.I211])" office:value-type="string" office:string-value="case 211: /* Ó */ return p_font.ch211();">
            <text:p>case 211: /* Ó */ return p_font.ch211();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ooc:=CHAR([.A212])" office:value-type="string" office:string-value="Ô">
            <text:p>Ô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2];[.B212];[.D212];[.A212])" office:value-type="string" office:string-value="create.bat Ô ch212">
            <text:p>create.bat Ô ch21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2];[.A212];[.I212])" office:value-type="string" office:string-value="public AbstractImagePrototype ch212();">
            <text:p>public AbstractImagePrototype ch21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2];[.A212];[.L212];[.B212];[.M212];[.A212];[.I212])" office:value-type="string" office:string-value="case 212: /* Ô */ return p_font.ch212();">
            <text:p>case 212: /* Ô */ return p_font.ch212();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ooc:=CHAR([.A213])" office:value-type="string" office:string-value="Õ">
            <text:p>Õ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3];[.B213];[.D213];[.A213])" office:value-type="string" office:string-value="create.bat Õ ch213">
            <text:p>create.bat Õ ch21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3];[.A213];[.I213])" office:value-type="string" office:string-value="public AbstractImagePrototype ch213();">
            <text:p>public AbstractImagePrototype ch21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3];[.A213];[.L213];[.B213];[.M213];[.A213];[.I213])" office:value-type="string" office:string-value="case 213: /* Õ */ return p_font.ch213();">
            <text:p>case 213: /* Õ */ return p_font.ch213();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ooc:=CHAR([.A214])" office:value-type="string" office:string-value="Ö">
            <text:p>Ö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4];[.B214];[.D214];[.A214])" office:value-type="string" office:string-value="create.bat Ö ch214">
            <text:p>create.bat Ö ch21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4];[.A214];[.I214])" office:value-type="string" office:string-value="public AbstractImagePrototype ch214();">
            <text:p>public AbstractImagePrototype ch21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4];[.A214];[.L214];[.B214];[.M214];[.A214];[.I214])" office:value-type="string" office:string-value="case 214: /* Ö */ return p_font.ch214();">
            <text:p>case 214: /* Ö */ return p_font.ch214();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ooc:=CHAR([.A215])" office:value-type="string" office:string-value="×">
            <text:p>×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5];[.B215];[.D215];[.A215])" office:value-type="string" office:string-value="create.bat × ch215">
            <text:p>create.bat × ch21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5];[.A215];[.I215])" office:value-type="string" office:string-value="public AbstractImagePrototype ch215();">
            <text:p>public AbstractImagePrototype ch21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5];[.A215];[.L215];[.B215];[.M215];[.A215];[.I215])" office:value-type="string" office:string-value="case 215: /* × */ return p_font.ch215();">
            <text:p>case 215: /* × */ return p_font.ch215();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ooc:=CHAR([.A216])" office:value-type="string" office:string-value="Ø">
            <text:p>Ø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6];[.B216];[.D216];[.A216])" office:value-type="string" office:string-value="create.bat Ø ch216">
            <text:p>create.bat Ø ch21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6];[.A216];[.I216])" office:value-type="string" office:string-value="public AbstractImagePrototype ch216();">
            <text:p>public AbstractImagePrototype ch21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6];[.A216];[.L216];[.B216];[.M216];[.A216];[.I216])" office:value-type="string" office:string-value="case 216: /* Ø */ return p_font.ch216();">
            <text:p>case 216: /* Ø */ return p_font.ch216();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ooc:=CHAR([.A217])" office:value-type="string" office:string-value="Ù">
            <text:p>Ù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7];[.B217];[.D217];[.A217])" office:value-type="string" office:string-value="create.bat Ù ch217">
            <text:p>create.bat Ù ch21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7];[.A217];[.I217])" office:value-type="string" office:string-value="public AbstractImagePrototype ch217();">
            <text:p>public AbstractImagePrototype ch21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7];[.A217];[.L217];[.B217];[.M217];[.A217];[.I217])" office:value-type="string" office:string-value="case 217: /* Ù */ return p_font.ch217();">
            <text:p>case 217: /* Ù */ return p_font.ch217();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ooc:=CHAR([.A218])" office:value-type="string" office:string-value="Ú">
            <text:p>Ú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8];[.B218];[.D218];[.A218])" office:value-type="string" office:string-value="create.bat Ú ch218">
            <text:p>create.bat Ú ch21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8];[.A218];[.I218])" office:value-type="string" office:string-value="public AbstractImagePrototype ch218();">
            <text:p>public AbstractImagePrototype ch21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8];[.A218];[.L218];[.B218];[.M218];[.A218];[.I218])" office:value-type="string" office:string-value="case 218: /* Ú */ return p_font.ch218();">
            <text:p>case 218: /* Ú */ return p_font.ch218();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ooc:=CHAR([.A219])" office:value-type="string" office:string-value="Û">
            <text:p>Û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19];[.B219];[.D219];[.A219])" office:value-type="string" office:string-value="create.bat Û ch219">
            <text:p>create.bat Û ch21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19];[.A219];[.I219])" office:value-type="string" office:string-value="public AbstractImagePrototype ch219();">
            <text:p>public AbstractImagePrototype ch21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19];[.A219];[.L219];[.B219];[.M219];[.A219];[.I219])" office:value-type="string" office:string-value="case 219: /* Û */ return p_font.ch219();">
            <text:p>case 219: /* Û */ return p_font.ch219();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ooc:=CHAR([.A220])" office:value-type="string" office:string-value="Ü">
            <text:p>Ü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0];[.B220];[.D220];[.A220])" office:value-type="string" office:string-value="create.bat Ü ch220">
            <text:p>create.bat Ü ch22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0];[.A220];[.I220])" office:value-type="string" office:string-value="public AbstractImagePrototype ch220();">
            <text:p>public AbstractImagePrototype ch22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0];[.A220];[.L220];[.B220];[.M220];[.A220];[.I220])" office:value-type="string" office:string-value="case 220: /* Ü */ return p_font.ch220();">
            <text:p>case 220: /* Ü */ return p_font.ch220();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ooc:=CHAR([.A221])" office:value-type="string" office:string-value="Ý">
            <text:p>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1];[.B221];[.D221];[.A221])" office:value-type="string" office:string-value="create.bat Ý ch221">
            <text:p>create.bat Ý ch22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1];[.A221];[.I221])" office:value-type="string" office:string-value="public AbstractImagePrototype ch221();">
            <text:p>public AbstractImagePrototype ch22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1];[.A221];[.L221];[.B221];[.M221];[.A221];[.I221])" office:value-type="string" office:string-value="case 221: /* Ý */ return p_font.ch221();">
            <text:p>case 221: /* Ý */ return p_font.ch221();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ooc:=CHAR([.A222])" office:value-type="string" office:string-value="Þ">
            <text:p>Þ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2];[.B222];[.D222];[.A222])" office:value-type="string" office:string-value="create.bat Þ ch222">
            <text:p>create.bat Þ ch22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2];[.A222];[.I222])" office:value-type="string" office:string-value="public AbstractImagePrototype ch222();">
            <text:p>public AbstractImagePrototype ch22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2];[.A222];[.L222];[.B222];[.M222];[.A222];[.I222])" office:value-type="string" office:string-value="case 222: /* Þ */ return p_font.ch222();">
            <text:p>case 222: /* Þ */ return p_font.ch222();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ooc:=CHAR([.A223])" office:value-type="string" office:string-value="ß">
            <text:p>ß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3];[.B223];[.D223];[.A223])" office:value-type="string" office:string-value="create.bat ß ch223">
            <text:p>create.bat ß ch22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3];[.A223];[.I223])" office:value-type="string" office:string-value="public AbstractImagePrototype ch223();">
            <text:p>public AbstractImagePrototype ch22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3];[.A223];[.L223];[.B223];[.M223];[.A223];[.I223])" office:value-type="string" office:string-value="case 223: /* ß */ return p_font.ch223();">
            <text:p>case 223: /* ß */ return p_font.ch223();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ooc:=CHAR([.A224])" office:value-type="string" office:string-value="à">
            <text:p>à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4];[.B224];[.D224];[.A224])" office:value-type="string" office:string-value="create.bat à ch224">
            <text:p>create.bat à ch22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4];[.A224];[.I224])" office:value-type="string" office:string-value="public AbstractImagePrototype ch224();">
            <text:p>public AbstractImagePrototype ch22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4];[.A224];[.L224];[.B224];[.M224];[.A224];[.I224])" office:value-type="string" office:string-value="case 224: /* à */ return p_font.ch224();">
            <text:p>case 224: /* à */ return p_font.ch224();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ooc:=CHAR([.A225])" office:value-type="string" office:string-value="á">
            <text:p>á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5];[.B225];[.D225];[.A225])" office:value-type="string" office:string-value="create.bat á ch225">
            <text:p>create.bat á ch22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5];[.A225];[.I225])" office:value-type="string" office:string-value="public AbstractImagePrototype ch225();">
            <text:p>public AbstractImagePrototype ch22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5];[.A225];[.L225];[.B225];[.M225];[.A225];[.I225])" office:value-type="string" office:string-value="case 225: /* á */ return p_font.ch225();">
            <text:p>case 225: /* á */ return p_font.ch225();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ooc:=CHAR([.A226])" office:value-type="string" office:string-value="â">
            <text:p>â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6];[.B226];[.D226];[.A226])" office:value-type="string" office:string-value="create.bat â ch226">
            <text:p>create.bat â ch22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6];[.A226];[.I226])" office:value-type="string" office:string-value="public AbstractImagePrototype ch226();">
            <text:p>public AbstractImagePrototype ch22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6];[.A226];[.L226];[.B226];[.M226];[.A226];[.I226])" office:value-type="string" office:string-value="case 226: /* â */ return p_font.ch226();">
            <text:p>case 226: /* â */ return p_font.ch226();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ooc:=CHAR([.A227])" office:value-type="string" office:string-value="ã">
            <text:p>ã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7];[.B227];[.D227];[.A227])" office:value-type="string" office:string-value="create.bat ã ch227">
            <text:p>create.bat ã ch22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7];[.A227];[.I227])" office:value-type="string" office:string-value="public AbstractImagePrototype ch227();">
            <text:p>public AbstractImagePrototype ch22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7];[.A227];[.L227];[.B227];[.M227];[.A227];[.I227])" office:value-type="string" office:string-value="case 227: /* ã */ return p_font.ch227();">
            <text:p>case 227: /* ã */ return p_font.ch227();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ooc:=CHAR([.A228])" office:value-type="string" office:string-value="ä">
            <text:p>ä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8];[.B228];[.D228];[.A228])" office:value-type="string" office:string-value="create.bat ä ch228">
            <text:p>create.bat ä ch22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8];[.A228];[.I228])" office:value-type="string" office:string-value="public AbstractImagePrototype ch228();">
            <text:p>public AbstractImagePrototype ch22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8];[.A228];[.L228];[.B228];[.M228];[.A228];[.I228])" office:value-type="string" office:string-value="case 228: /* ä */ return p_font.ch228();">
            <text:p>case 228: /* ä */ return p_font.ch228();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ooc:=CHAR([.A229])" office:value-type="string" office:string-value="å">
            <text:p>å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29];[.B229];[.D229];[.A229])" office:value-type="string" office:string-value="create.bat å ch229">
            <text:p>create.bat å ch22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29];[.A229];[.I229])" office:value-type="string" office:string-value="public AbstractImagePrototype ch229();">
            <text:p>public AbstractImagePrototype ch22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29];[.A229];[.L229];[.B229];[.M229];[.A229];[.I229])" office:value-type="string" office:string-value="case 229: /* å */ return p_font.ch229();">
            <text:p>case 229: /* å */ return p_font.ch229();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ooc:=CHAR([.A230])" office:value-type="string" office:string-value="æ">
            <text:p>æ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0];[.B230];[.D230];[.A230])" office:value-type="string" office:string-value="create.bat æ ch230">
            <text:p>create.bat æ ch23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0];[.A230];[.I230])" office:value-type="string" office:string-value="public AbstractImagePrototype ch230();">
            <text:p>public AbstractImagePrototype ch23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0];[.A230];[.L230];[.B230];[.M230];[.A230];[.I230])" office:value-type="string" office:string-value="case 230: /* æ */ return p_font.ch230();">
            <text:p>case 230: /* æ */ return p_font.ch230();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ooc:=CHAR([.A231])" office:value-type="string" office:string-value="ç">
            <text:p>ç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1];[.B231];[.D231];[.A231])" office:value-type="string" office:string-value="create.bat ç ch231">
            <text:p>create.bat ç ch23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1];[.A231];[.I231])" office:value-type="string" office:string-value="public AbstractImagePrototype ch231();">
            <text:p>public AbstractImagePrototype ch23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1];[.A231];[.L231];[.B231];[.M231];[.A231];[.I231])" office:value-type="string" office:string-value="case 231: /* ç */ return p_font.ch231();">
            <text:p>case 231: /* ç */ return p_font.ch231();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ooc:=CHAR([.A232])" office:value-type="string" office:string-value="è">
            <text:p>è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2];[.B232];[.D232];[.A232])" office:value-type="string" office:string-value="create.bat è ch232">
            <text:p>create.bat è ch23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2];[.A232];[.I232])" office:value-type="string" office:string-value="public AbstractImagePrototype ch232();">
            <text:p>public AbstractImagePrototype ch23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2];[.A232];[.L232];[.B232];[.M232];[.A232];[.I232])" office:value-type="string" office:string-value="case 232: /* è */ return p_font.ch232();">
            <text:p>case 232: /* è */ return p_font.ch232();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ooc:=CHAR([.A233])" office:value-type="string" office:string-value="é">
            <text:p>é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3];[.B233];[.D233];[.A233])" office:value-type="string" office:string-value="create.bat é ch233">
            <text:p>create.bat é ch23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3];[.A233];[.I233])" office:value-type="string" office:string-value="public AbstractImagePrototype ch233();">
            <text:p>public AbstractImagePrototype ch23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3];[.A233];[.L233];[.B233];[.M233];[.A233];[.I233])" office:value-type="string" office:string-value="case 233: /* é */ return p_font.ch233();">
            <text:p>case 233: /* é */ return p_font.ch233();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ooc:=CHAR([.A234])" office:value-type="string" office:string-value="ê">
            <text:p>ê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4];[.B234];[.D234];[.A234])" office:value-type="string" office:string-value="create.bat ê ch234">
            <text:p>create.bat ê ch23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4];[.A234];[.I234])" office:value-type="string" office:string-value="public AbstractImagePrototype ch234();">
            <text:p>public AbstractImagePrototype ch23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4];[.A234];[.L234];[.B234];[.M234];[.A234];[.I234])" office:value-type="string" office:string-value="case 234: /* ê */ return p_font.ch234();">
            <text:p>case 234: /* ê */ return p_font.ch234();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ooc:=CHAR([.A235])" office:value-type="string" office:string-value="ë">
            <text:p>ë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5];[.B235];[.D235];[.A235])" office:value-type="string" office:string-value="create.bat ë ch235">
            <text:p>create.bat ë ch23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5];[.A235];[.I235])" office:value-type="string" office:string-value="public AbstractImagePrototype ch235();">
            <text:p>public AbstractImagePrototype ch23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5];[.A235];[.L235];[.B235];[.M235];[.A235];[.I235])" office:value-type="string" office:string-value="case 235: /* ë */ return p_font.ch235();">
            <text:p>case 235: /* ë */ return p_font.ch235();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ooc:=CHAR([.A236])" office:value-type="string" office:string-value="ì">
            <text:p>ì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6];[.B236];[.D236];[.A236])" office:value-type="string" office:string-value="create.bat ì ch236">
            <text:p>create.bat ì ch23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6];[.A236];[.I236])" office:value-type="string" office:string-value="public AbstractImagePrototype ch236();">
            <text:p>public AbstractImagePrototype ch23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6];[.A236];[.L236];[.B236];[.M236];[.A236];[.I236])" office:value-type="string" office:string-value="case 236: /* ì */ return p_font.ch236();">
            <text:p>case 236: /* ì */ return p_font.ch236();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ooc:=CHAR([.A237])" office:value-type="string" office:string-value="í">
            <text:p>í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7];[.B237];[.D237];[.A237])" office:value-type="string" office:string-value="create.bat í ch237">
            <text:p>create.bat í ch23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7];[.A237];[.I237])" office:value-type="string" office:string-value="public AbstractImagePrototype ch237();">
            <text:p>public AbstractImagePrototype ch23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7];[.A237];[.L237];[.B237];[.M237];[.A237];[.I237])" office:value-type="string" office:string-value="case 237: /* í */ return p_font.ch237();">
            <text:p>case 237: /* í */ return p_font.ch237();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ooc:=CHAR([.A238])" office:value-type="string" office:string-value="î">
            <text:p>î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8];[.B238];[.D238];[.A238])" office:value-type="string" office:string-value="create.bat î ch238">
            <text:p>create.bat î ch23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8];[.A238];[.I238])" office:value-type="string" office:string-value="public AbstractImagePrototype ch238();">
            <text:p>public AbstractImagePrototype ch23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8];[.A238];[.L238];[.B238];[.M238];[.A238];[.I238])" office:value-type="string" office:string-value="case 238: /* î */ return p_font.ch238();">
            <text:p>case 238: /* î */ return p_font.ch238();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ooc:=CHAR([.A239])" office:value-type="string" office:string-value="ï">
            <text:p>ï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39];[.B239];[.D239];[.A239])" office:value-type="string" office:string-value="create.bat ï ch239">
            <text:p>create.bat ï ch23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39];[.A239];[.I239])" office:value-type="string" office:string-value="public AbstractImagePrototype ch239();">
            <text:p>public AbstractImagePrototype ch23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39];[.A239];[.L239];[.B239];[.M239];[.A239];[.I239])" office:value-type="string" office:string-value="case 239: /* ï */ return p_font.ch239();">
            <text:p>case 239: /* ï */ return p_font.ch239();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ooc:=CHAR([.A240])" office:value-type="string" office:string-value="ð">
            <text:p>ð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0];[.B240];[.D240];[.A240])" office:value-type="string" office:string-value="create.bat ð ch240">
            <text:p>create.bat ð ch24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0];[.A240];[.I240])" office:value-type="string" office:string-value="public AbstractImagePrototype ch240();">
            <text:p>public AbstractImagePrototype ch24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0];[.A240];[.L240];[.B240];[.M240];[.A240];[.I240])" office:value-type="string" office:string-value="case 240: /* ð */ return p_font.ch240();">
            <text:p>case 240: /* ð */ return p_font.ch240();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ooc:=CHAR([.A241])" office:value-type="string" office:string-value="ñ">
            <text:p>ñ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1];[.B241];[.D241];[.A241])" office:value-type="string" office:string-value="create.bat ñ ch241">
            <text:p>create.bat ñ ch24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1];[.A241];[.I241])" office:value-type="string" office:string-value="public AbstractImagePrototype ch241();">
            <text:p>public AbstractImagePrototype ch24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1];[.A241];[.L241];[.B241];[.M241];[.A241];[.I241])" office:value-type="string" office:string-value="case 241: /* ñ */ return p_font.ch241();">
            <text:p>case 241: /* ñ */ return p_font.ch241();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ooc:=CHAR([.A242])" office:value-type="string" office:string-value="ò">
            <text:p>ò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2];[.B242];[.D242];[.A242])" office:value-type="string" office:string-value="create.bat ò ch242">
            <text:p>create.bat ò ch24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2];[.A242];[.I242])" office:value-type="string" office:string-value="public AbstractImagePrototype ch242();">
            <text:p>public AbstractImagePrototype ch24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2];[.A242];[.L242];[.B242];[.M242];[.A242];[.I242])" office:value-type="string" office:string-value="case 242: /* ò */ return p_font.ch242();">
            <text:p>case 242: /* ò */ return p_font.ch242();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ooc:=CHAR([.A243])" office:value-type="string" office:string-value="ó">
            <text:p>ó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3];[.B243];[.D243];[.A243])" office:value-type="string" office:string-value="create.bat ó ch243">
            <text:p>create.bat ó ch24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3];[.A243];[.I243])" office:value-type="string" office:string-value="public AbstractImagePrototype ch243();">
            <text:p>public AbstractImagePrototype ch24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3];[.A243];[.L243];[.B243];[.M243];[.A243];[.I243])" office:value-type="string" office:string-value="case 243: /* ó */ return p_font.ch243();">
            <text:p>case 243: /* ó */ return p_font.ch243();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ooc:=CHAR([.A244])" office:value-type="string" office:string-value="ô">
            <text:p>ô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4];[.B244];[.D244];[.A244])" office:value-type="string" office:string-value="create.bat ô ch244">
            <text:p>create.bat ô ch24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4];[.A244];[.I244])" office:value-type="string" office:string-value="public AbstractImagePrototype ch244();">
            <text:p>public AbstractImagePrototype ch24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4];[.A244];[.L244];[.B244];[.M244];[.A244];[.I244])" office:value-type="string" office:string-value="case 244: /* ô */ return p_font.ch244();">
            <text:p>case 244: /* ô */ return p_font.ch244();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ooc:=CHAR([.A245])" office:value-type="string" office:string-value="õ">
            <text:p>õ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5];[.B245];[.D245];[.A245])" office:value-type="string" office:string-value="create.bat õ ch245">
            <text:p>create.bat õ ch24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5];[.A245];[.I245])" office:value-type="string" office:string-value="public AbstractImagePrototype ch245();">
            <text:p>public AbstractImagePrototype ch24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5];[.A245];[.L245];[.B245];[.M245];[.A245];[.I245])" office:value-type="string" office:string-value="case 245: /* õ */ return p_font.ch245();">
            <text:p>case 245: /* õ */ return p_font.ch245();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ooc:=CHAR([.A246])" office:value-type="string" office:string-value="ö">
            <text:p>ö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6];[.B246];[.D246];[.A246])" office:value-type="string" office:string-value="create.bat ö ch246">
            <text:p>create.bat ö ch246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6];[.A246];[.I246])" office:value-type="string" office:string-value="public AbstractImagePrototype ch246();">
            <text:p>public AbstractImagePrototype ch246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6];[.A246];[.L246];[.B246];[.M246];[.A246];[.I246])" office:value-type="string" office:string-value="case 246: /* ö */ return p_font.ch246();">
            <text:p>case 246: /* ö */ return p_font.ch246();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ooc:=CHAR([.A247])" office:value-type="string" office:string-value="÷">
            <text:p>÷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7];[.B247];[.D247];[.A247])" office:value-type="string" office:string-value="create.bat ÷ ch247">
            <text:p>create.bat ÷ ch247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7];[.A247];[.I247])" office:value-type="string" office:string-value="public AbstractImagePrototype ch247();">
            <text:p>public AbstractImagePrototype ch247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7];[.A247];[.L247];[.B247];[.M247];[.A247];[.I247])" office:value-type="string" office:string-value="case 247: /* ÷ */ return p_font.ch247();">
            <text:p>case 247: /* ÷ */ return p_font.ch247();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ooc:=CHAR([.A248])" office:value-type="string" office:string-value="ø">
            <text:p>ø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8];[.B248];[.D248];[.A248])" office:value-type="string" office:string-value="create.bat ø ch248">
            <text:p>create.bat ø ch248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8];[.A248];[.I248])" office:value-type="string" office:string-value="public AbstractImagePrototype ch248();">
            <text:p>public AbstractImagePrototype ch248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8];[.A248];[.L248];[.B248];[.M248];[.A248];[.I248])" office:value-type="string" office:string-value="case 248: /* ø */ return p_font.ch248();">
            <text:p>case 248: /* ø */ return p_font.ch248();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ooc:=CHAR([.A249])" office:value-type="string" office:string-value="ù">
            <text:p>ù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49];[.B249];[.D249];[.A249])" office:value-type="string" office:string-value="create.bat ù ch249">
            <text:p>create.bat ù ch249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49];[.A249];[.I249])" office:value-type="string" office:string-value="public AbstractImagePrototype ch249();">
            <text:p>public AbstractImagePrototype ch249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49];[.A249];[.L249];[.B249];[.M249];[.A249];[.I249])" office:value-type="string" office:string-value="case 249: /* ù */ return p_font.ch249();">
            <text:p>case 249: /* ù */ return p_font.ch249();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ooc:=CHAR([.A250])" office:value-type="string" office:string-value="ú">
            <text:p>ú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50];[.B250];[.D250];[.A250])" office:value-type="string" office:string-value="create.bat ú ch250">
            <text:p>create.bat ú ch250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50];[.A250];[.I250])" office:value-type="string" office:string-value="public AbstractImagePrototype ch250();">
            <text:p>public AbstractImagePrototype ch250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50];[.A250];[.L250];[.B250];[.M250];[.A250];[.I250])" office:value-type="string" office:string-value="case 250: /* ú */ return p_font.ch250();">
            <text:p>case 250: /* ú */ return p_font.ch250();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ooc:=CHAR([.A251])" office:value-type="string" office:string-value="û">
            <text:p>û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51];[.B251];[.D251];[.A251])" office:value-type="string" office:string-value="create.bat û ch251">
            <text:p>create.bat û ch251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51];[.A251];[.I251])" office:value-type="string" office:string-value="public AbstractImagePrototype ch251();">
            <text:p>public AbstractImagePrototype ch251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51];[.A251];[.L251];[.B251];[.M251];[.A251];[.I251])" office:value-type="string" office:string-value="case 251: /* û */ return p_font.ch251();">
            <text:p>case 251: /* û */ return p_font.ch251();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ooc:=CHAR([.A252])" office:value-type="string" office:string-value="ü">
            <text:p>ü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52];[.B252];[.D252];[.A252])" office:value-type="string" office:string-value="create.bat ü ch252">
            <text:p>create.bat ü ch252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52];[.A252];[.I252])" office:value-type="string" office:string-value="public AbstractImagePrototype ch252();">
            <text:p>public AbstractImagePrototype ch252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52];[.A252];[.L252];[.B252];[.M252];[.A252];[.I252])" office:value-type="string" office:string-value="case 252: /* ü */ return p_font.ch252();">
            <text:p>case 252: /* ü */ return p_font.ch252();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ooc:=CHAR([.A253])" office:value-type="string" office:string-value="ý">
            <text:p>ý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53];[.B253];[.D253];[.A253])" office:value-type="string" office:string-value="create.bat ý ch253">
            <text:p>create.bat ý ch253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53];[.A253];[.I253])" office:value-type="string" office:string-value="public AbstractImagePrototype ch253();">
            <text:p>public AbstractImagePrototype ch253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53];[.A253];[.L253];[.B253];[.M253];[.A253];[.I253])" office:value-type="string" office:string-value="case 253: /* ý */ return p_font.ch253();">
            <text:p>case 253: /* ý */ return p_font.ch253();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ooc:=CHAR([.A254])" office:value-type="string" office:string-value="þ">
            <text:p>þ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54];[.B254];[.D254];[.A254])" office:value-type="string" office:string-value="create.bat þ ch254">
            <text:p>create.bat þ ch254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54];[.A254];[.I254])" office:value-type="string" office:string-value="public AbstractImagePrototype ch254();">
            <text:p>public AbstractImagePrototype ch254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54];[.A254];[.L254];[.B254];[.M254];[.A254];[.I254])" office:value-type="string" office:string-value="case 254: /* þ */ return p_font.ch254();">
            <text:p>case 254: /* þ */ return p_font.ch254();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ooc:=CHAR([.A255])" office:value-type="string" office:string-value="ÿ">
            <text:p>ÿ</text:p>
          </table:table-cell>
          <table:table-cell office:value-type="string">
            <text:p>create.bat </text:p>
          </table:table-cell>
          <table:table-cell office:value-type="string">
            <text:p><text:s/>ch</text:p>
          </table:table-cell>
          <table:table-cell table:formula="oooc:=CONCATENATE([.C255];[.B255];[.D255];[.A255])" office:value-type="string" office:string-value="create.bat ÿ ch255">
            <text:p>create.bat ÿ ch255</text:p>
          </table:table-cell>
          <table:table-cell table:number-columns-repeated="2"/>
          <table:table-cell office:value-type="string">
            <text:p>public AbstractImagePrototype ch</text:p>
          </table:table-cell>
          <table:table-cell office:value-type="string">
            <text:p>();</text:p>
          </table:table-cell>
          <table:table-cell table:formula="oooc:=CONCATENATE([.H255];[.A255];[.I255])" office:value-type="string" office:string-value="public AbstractImagePrototype ch255();">
            <text:p>public AbstractImagePrototype ch255();</text:p>
          </table:table-cell>
          <table:table-cell office:value-type="string">
            <text:p><text:span text:style-name="T1">case</text:span><text:span text:style-name="T2"> </text:span></text:p>
          </table:table-cell>
          <table:table-cell office:value-type="string">
            <text:p>: /* </text:p>
          </table:table-cell>
          <table:table-cell office:value-type="string">
            <text:p><text:s/>*/ return p_font.ch</text:p>
          </table:table-cell>
          <table:table-cell table:formula="oooc:=CONCATENATE([.K255];[.A255];[.L255];[.B255];[.M255];[.A255];[.I255])" office:value-type="string" office:string-value="case 255: /* ÿ */ return p_font.ch255();">
            <text:p>case 255: /* ÿ */ return p_font.ch255();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CHAR([.A256])" office:value-type="float" office:value="0">
            <text:p>Err :502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ooc:=CHAR([.A257])" office:value-type="float" office:value="0">
            <text:p>Err :502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ooc:=CHAR([.A258])" office:value-type="float" office:value="0">
            <text:p>Err :502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ooc:=CHAR([.A259])" office:value-type="float" office:value="0">
            <text:p>Err :502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ooc:=CHAR([.A260])" office:value-type="float" office:value="0">
            <text:p>Err :502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24/07/2008</text:date>, <text:time>00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7-23T21:36:27</meta:creation-date>
    <dc:date>2008-07-24T00:04:29</dc:date>
    <meta:editing-cycles>2</meta:editing-cycles>
    <meta:editing-duration>PT1H27M20S</meta:editing-duration>
    <meta:user-defined meta:name="Info 1"/>
    <meta:user-defined meta:name="Info 2"/>
    <meta:user-defined meta:name="Info 3"/>
    <meta:user-defined meta:name="Info 4"/>
    <meta:document-statistic meta:table-count="3" meta:cell-count="2760"/>
  </office:meta>
</office:document-meta>
</file>